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style:text-position="sub 58%"/>
    </style:style>
    <style:style style:name="T1437" style:family="text">
      <style:text-properties style:text-position="sub 58%"/>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style:text-position="sub 58%"/>
    </style:style>
    <style:style style:name="T1653" style:family="text">
      <style:text-properties style:text-position="sub 58%"/>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style="italic" style:font-style-asian="italic" style:font-style-complex="italic"/>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style="italic" style:font-style-asian="italic" style:font-style-complex="italic"/>
    </style:style>
    <style:style style:name="T1770" style:family="text">
      <style:text-properties fo:font-style="italic" style:font-style-asian="italic" style:font-style-complex="italic"/>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style="italic" style:font-style-asian="italic" style:font-style-complex="italic"/>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style="italic" style:font-style-asian="italic" style:font-style-complex="italic"/>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office:automatic-styles>
  <office:body>
    <office:text>
      <text:p text:style-name="Title">Faith, Hearing and the Power of Music in Devotional Music of the Spanish Empire</text:p>
      <text:p text:style-name="Author">Andrew A. Cashner</text:p>
      <text:h text:style-name="Heading_20_1" text:outline-level="1">Making Faith Appeal to Hearing</text:h>
      <text:p text:style-name="First_20_paragraph">I cannot comprehend you nor know your enigma,<text:line-break/>because I have listened to Faith without faith.<text:line-break/>--- "Judaism," in Calderón, <text:span text:style-name="T1">El</text:span><text:span text:style-name="T2"> </text:span><text:span text:style-name="T3">nuevo</text:span><text:span text:style-name="T4"> </text:span><text:span text:style-name="T5">palacio</text:span><text:span text:style-name="T6"> </text:span><text:span text:style-name="T7">del</text:span><text:span text:style-name="T8"> </text:span><text:span text:style-name="T9">Retiro</text:span></text:p>
      <text:p text:style-name="Text_20_body">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0" text:note-class="footnote"><text:note-citation>1</text:note-citation><text:note-body><text:p text:style-name="Footnote">The major studies of the villancico as a musical and poetic genre are, in chronological order, Samuel Rubio, <text:span text:style-name="T10">Forma</text:span><text:span text:style-name="T11"> </text:span><text:span text:style-name="T12">Del</text:span><text:span text:style-name="T13"> </text:span><text:span text:style-name="T14">Villancico</text:span><text:span text:style-name="T15"> </text:span><text:span text:style-name="T16">Polifonico</text:span><text:span text:style-name="T17"> </text:span><text:span text:style-name="T18">Desde</text:span><text:span text:style-name="T19"> </text:span><text:span text:style-name="T20">El</text:span><text:span text:style-name="T21"> </text:span><text:span text:style-name="T22">Siglo</text:span><text:span text:style-name="T23"> </text:span><text:span text:style-name="T24">Xv</text:span><text:span text:style-name="T25"> </text:span><text:span text:style-name="T26">Hasta</text:span><text:span text:style-name="T27"> </text:span><text:span text:style-name="T28">El</text:span><text:span text:style-name="T29"> </text:span><text:span text:style-name="T30">Xviii</text:span> (Cuenca: Instituto de Musica Religiosa de la Excma. Diputación Provincial de Cuenca, 1979); Paul R. Laird, <text:span text:style-name="T31">Towards</text:span><text:span text:style-name="T32"> </text:span><text:span text:style-name="T33">a</text:span><text:span text:style-name="T34"> </text:span><text:span text:style-name="T35">History</text:span><text:span text:style-name="T36"> </text:span><text:span text:style-name="T37">of</text:span><text:span text:style-name="T38"> </text:span><text:span text:style-name="T39">the</text:span><text:span text:style-name="T40"> </text:span><text:span text:style-name="T41">Spanish</text:span><text:span text:style-name="T42"> </text:span><text:span text:style-name="T43">Villancico</text:span> (Warren, MI: Harmonie Park Press, 1997); Álvaro José Torrente, “The Sacred Villancico in Early Eighteenth-Century Spain: The Repertory of Salamanca Cathedral” (PhD diss., University of Cambridge, 1997); Martha Lilia Tenorio, <text:span text:style-name="T44">Los</text:span><text:span text:style-name="T45"> </text:span><text:span text:style-name="T46">Villancicos</text:span><text:span text:style-name="T47"> </text:span><text:span text:style-name="T48">de</text:span><text:span text:style-name="T49"> </text:span><text:span text:style-name="T50">Sor</text:span><text:span text:style-name="T51"> </text:span><text:span text:style-name="T52">Juana</text:span> (Mexico City: El Colegio de México, 1999); Bernat Cabero Pueyo, <text:span text:style-name="T53">Der</text:span><text:span text:style-name="T54"> </text:span><text:span text:style-name="T55">Villancico</text:span><text:span text:style-name="T56"> </text:span><text:span text:style-name="T57">des</text:span><text:span text:style-name="T58"> </text:span><text:span text:style-name="T59">XVI.</text:span><text:span text:style-name="T60"> </text:span><text:span text:style-name="T61">und</text:span><text:span text:style-name="T62"> </text:span><text:span text:style-name="T63">XVII.</text:span><text:span text:style-name="T64"> </text:span><text:span text:style-name="T65">Jahrhunderts</text:span><text:span text:style-name="T66"> </text:span><text:span text:style-name="T67">in</text:span><text:span text:style-name="T68"> </text:span><text:span text:style-name="T69">Spanien</text:span> (Berlin: Dissertation.de, 2000); Bernardo Illari, “Polychoral Culture: Cathedral Music in La Plata (Bolivia), 1680–1730” (PhD diss., University of Chicago, 2001); Tess Knighton and Álvaro Torrente, eds., <text:span text:style-name="T70">Devotional</text:span><text:span text:style-name="T71"> </text:span><text:span text:style-name="T72">Music</text:span><text:span text:style-name="T73"> </text:span><text:span text:style-name="T74">in</text:span><text:span text:style-name="T75"> </text:span><text:span text:style-name="T76">the</text:span><text:span text:style-name="T77"> </text:span><text:span text:style-name="T78">Iberian</text:span><text:span text:style-name="T79"> </text:span><text:span text:style-name="T80">World,</text:span><text:span text:style-name="T81"> </text:span><text:span text:style-name="T82">1450–1800:</text:span><text:span text:style-name="T83"> </text:span><text:span text:style-name="T84">The</text:span><text:span text:style-name="T85"> </text:span><text:span text:style-name="T86">Villancico</text:span><text:span text:style-name="T87"> </text:span><text:span text:style-name="T88">and</text:span><text:span text:style-name="T89"> </text:span><text:span text:style-name="T90">Related</text:span><text:span text:style-name="T91"> </text:span><text:span text:style-name="T92">Genres</text:span> (Aldershot, UK: Ashgate, 2007); Andrew A. Cashner, “Playing Cards at the Eucharistic Table: Music, Theology, and Society in a Corpus Christi Villancico from Colonial Mexico, 1628,” <text:span text:style-name="T93">Journal</text:span><text:span text:style-name="T94"> </text:span><text:span text:style-name="T95">of</text:span><text:span text:style-name="T96"> </text:span><text:span text:style-name="T97">Early</text:span><text:span text:style-name="T98"> </text:span><text:span text:style-name="T99">Modern</text:span><text:span text:style-name="T100"> </text:span><text:span text:style-name="T101">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02">estribillos</text:span> surrounding a set of strophic verses or <text:span text:style-name="T103">coplas</text:span>, as an integral part of Matins and other liturgies. Festival crowds from Madrid to Manila also heard villancicos in public processions and in conjunction with mystery plays. Villancicos expressed widespread beliefs and attitudes while also shaping them.</text:p>
      <text:p text:style-name="Text_20_body">A large number of villancicos begin with calls to listen---<text:span text:style-name="T104">escuchad</text:span>, <text:span text:style-name="T105">atended</text:span>, <text:span text:style-name="T106">silencio</text:span>, <text:span text:style-name="T107">atención</text:span>. Because so many villancicos explicitly address concepts of music, sensation, and faith, these remarkable but understudied pieces offer us unique insights into how early modern Catholics understood the supernatural power of music. How, then, did the people who created, performed, and listened to villancicos understand music's role in the relationship between hearing and faith?</text:p>
      <text:p text:style-name="Text_20_body">This chapter explores the theological climate in which villancicos were created and heard, considering theological literature on faith and hearing, and villancicos that treat these themes explicitly. I argue that villancicos provided a way for church leaders to make faith appeal to the hearing of a broad range of listeners, while also creating opportunities for listeners to consider the nature of hearing itself. Villancicos thus fulfilled one of the central prerogatives of the Catholic teaching after Trent, to accommodate the sense of hearing even while training it.</text:p>
      <text:p text:style-name="Text_20_body">At the same time, I argue, villancicos manifest certain widespread anxieties about the role of sensory experience in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We will begin by discussing theological and literary sources that reveal tensions in theological formulations of faith, hearing, and music. Then we will look at a group of related villancicos, never previously edited or studied, that manifest the same tensions. The first two pieces stage allegorical contests of the senses in which hearing is the favored sense of faith; other pieces deliberately confuse the senses to point to a higher truth that is beyond sensation. The last two pieces are "villancicos of the deaf": they represent characters whose impairments of hearing render them unable to understand religious teach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2" text:outline-level="2">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1" text:note-class="footnote"><text:note-citation>2</text:note-citation><text:note-body><text:p text:style-name="Footnote">Susan Elizabeth Schreiner, <text:span text:style-name="T108">Are</text:span><text:span text:style-name="T109"> </text:span><text:span text:style-name="T110">You</text:span><text:span text:style-name="T111"> </text:span><text:span text:style-name="T112">Alone</text:span><text:span text:style-name="T113"> </text:span><text:span text:style-name="T114">Wise?:</text:span><text:span text:style-name="T115"> </text:span><text:span text:style-name="T116">The</text:span><text:span text:style-name="T117"> </text:span><text:span text:style-name="T118">Search</text:span><text:span text:style-name="T119"> </text:span><text:span text:style-name="T120">for</text:span><text:span text:style-name="T121"> </text:span><text:span text:style-name="T122">Certainty</text:span><text:span text:style-name="T123"> </text:span><text:span text:style-name="T124">in</text:span><text:span text:style-name="T125"> </text:span><text:span text:style-name="T126">the</text:span><text:span text:style-name="T127"> </text:span><text:span text:style-name="T128">Early</text:span><text:span text:style-name="T129"> </text:span><text:span text:style-name="T130">Modern</text:span><text:span text:style-name="T131"> </text:span><text:span text:style-name="T132">Era</text:span> (Oxford: Oxford University Press, 2011), 130--132.</text:p></text:note-body></text:note> Simple belief in intellectual propositions was "unformed faith" (<text:span text:style-name="T133">fides</text:span><text:span text:style-name="T134"> </text:span><text:span text:style-name="T135">informe</text:span>); it was essential that every Christian believe certain things, but this was not the summit of Christian life. The goal was that Christians would develop fully "formed faith" (<text:span text:style-name="T136">fides</text:span><text:span text:style-name="T137"> </text:span><text:span text:style-name="T138">formata</text:span>), which "worked through" the two higher virtues to result in what might best be translated as "faithfulness." True faith was a conviction that manifested itself through ethical behavior in fidelity to God's will.<text:note text:id="ftn2" text:note-class="footnote"><text:note-citation>3</text:note-citation><text:note-body><text:p text:style-name="Footnote">Catholic Church, <text:span text:style-name="T139">Catechismus</text:span><text:span text:style-name="T140"> </text:span><text:span text:style-name="T141">ex</text:span><text:span text:style-name="T142"> </text:span><text:span text:style-name="T143">decreto</text:span><text:span text:style-name="T144"> </text:span><text:span text:style-name="T145">sacrosancti</text:span><text:span text:style-name="T146"> </text:span><text:span text:style-name="T147">Concilii</text:span><text:span text:style-name="T148"> </text:span><text:span text:style-name="T149">Tridentini:</text:span><text:span text:style-name="T150"> </text:span><text:span text:style-name="T151">iussu</text:span><text:span text:style-name="T152"> </text:span><text:span text:style-name="T153">Pij</text:span><text:span text:style-name="T154"> </text:span><text:span text:style-name="T155">V.</text:span><text:span text:style-name="T156"> </text:span><text:span text:style-name="T157">pontif.</text:span><text:span text:style-name="T158"> </text:span><text:span text:style-name="T159">max.</text:span><text:span text:style-name="T160"> </text:span><text:span text:style-name="T161">editus</text:span> (London, 1614), s. v. <text:span text:style-name="T162">Credo</text:span><text:span text:style-name="T163"> </text:span><text:span text:style-name="T164">in</text:span><text:span text:style-name="T165"> </text:span><text:span text:style-name="T166">Deum</text:span><text:span text:style-name="T167"> </text:span><text:span text:style-name="T168">Patrem</text:span>, 15--20.</text:p></text:note-body></text:note></text:p>
      <text:p text:style-name="Text_20_body">For Catholics, then, faith encompassed beliefs, attitudes, and behaviors; and it connected individuals experience with ethical action as part of the community of the Church. A man of faith was a man of virtue (the root of <text:span text:style-name="T169">virtus</text:span> being <text:span text:style-name="T170">vir</text:span>), and thus faith was central to the Catholic Humanist goal of building a virtuous society. Christian disciples had to not only "hear" the Church's teaching and believe it (this would be unformed faith); they also had to "listen" in the sense of obeying.</text:p>
      <text:h text:style-name="Heading_20_3" text:outline-level="3">Hearing Christ the Word</text:h>
      <text:p text:style-name="First_20_paragraph">A central document for understanding the faith of post-Reformation Catholics is the catechism "for parish priests" commissioned by the Council of Trent and first published in 1566.<text:note text:id="ftn3" text:note-class="footnote"><text:note-citation>4</text:note-citation><text:note-body><text:p text:style-name="Footnote">Ibid.; <text:span text:style-name="T171">New</text:span><text:span text:style-name="T172"> </text:span><text:span text:style-name="T173">Catholic</text:span><text:span text:style-name="T174"> </text:span><text:span text:style-name="T175">Encyclopedia</text:span>, 2nd. ed (Gale, 2003), s. v. <text:span text:style-name="T176">catechism</text:span>.</text:p></text:note-body></text:note> In responding to both the challenge of Protestantism and the underlying problems that had allowed heresy to take root, the council's bishops sought to improve the education of clergy and laity in matters of faith. They required priests and bishops to preach on all Sundays and holy days.<text:note text:id="ftn4" text:note-class="footnote"><text:note-citation>5</text:note-citation><text:note-body><text:p text:style-name="Footnote"><text:span text:style-name="T177">New</text:span><text:span text:style-name="T178"> </text:span><text:span text:style-name="T179">Catholic</text:span><text:span text:style-name="T180"> </text:span><text:span text:style-name="T181">Encyclopedia</text:span>, s. v. <text:span text:style-name="T182">Trent,</text:span><text:span text:style-name="T183"> </text:span><text:span text:style-name="T184">Council</text:span><text:span text:style-name="T185"> </text:span><text:span text:style-name="T186">of</text:span>.</text:p></text:note-body></text:note></text:p>
      <text:p text:style-name="Text_20_body">The catechism was a model for teaching the clergy how to preach and teach---a guide both to the content of Catholic faith and to the best ways of making the faith heard and understood. Vernacular expositions of the catechism, like the Spanish versions of Antonio de Azevedo, Juan Eusebio de Nieremberg, and Juan de Palafox y Mendoza, brought this teaching down to a more colloquial level for (in Palafox's words) "laborers and simple folk," with earthy illustrations and paraphrases of Biblical stories.<text:note text:id="ftn5" text:note-class="footnote"><text:note-citation>6</text:note-citation><text:note-body><text:p text:style-name="Footnote">Fray Antonio de Azevedo, <text:span text:style-name="T187">Catecismo</text:span><text:span text:style-name="T188"> </text:span><text:span text:style-name="T189">de</text:span><text:span text:style-name="T190"> </text:span><text:span text:style-name="T191">los</text:span><text:span text:style-name="T192"> </text:span><text:span text:style-name="T193">misterios</text:span><text:span text:style-name="T194"> </text:span><text:span text:style-name="T195">de</text:span><text:span text:style-name="T196"> </text:span><text:span text:style-name="T197">la</text:span><text:span text:style-name="T198"> </text:span><text:span text:style-name="T199">fe,</text:span><text:span text:style-name="T200"> </text:span><text:span text:style-name="T201">con</text:span><text:span text:style-name="T202"> </text:span><text:span text:style-name="T203">la</text:span><text:span text:style-name="T204"> </text:span><text:span text:style-name="T205">esposicion</text:span><text:span text:style-name="T206"> </text:span><text:span text:style-name="T207">del</text:span><text:span text:style-name="T208"> </text:span><text:span text:style-name="T209">Simbolo</text:span><text:span text:style-name="T210"> </text:span><text:span text:style-name="T211">de</text:span><text:span text:style-name="T212"> </text:span><text:span text:style-name="T213">los</text:span><text:span text:style-name="T214"> </text:span><text:span text:style-name="T215">Santos</text:span><text:span text:style-name="T216"> </text:span><text:span text:style-name="T217">Apostoles.</text:span><text:span text:style-name="T218"> </text:span><text:span text:style-name="T219">A</text:span><text:span text:style-name="T220"> </text:span><text:span text:style-name="T221">do</text:span><text:span text:style-name="T222"> </text:span><text:span text:style-name="T223">se</text:span><text:span text:style-name="T224"> </text:span><text:span text:style-name="T225">enseña,</text:span><text:span text:style-name="T226"> </text:span><text:span text:style-name="T227">todo</text:span><text:span text:style-name="T228"> </text:span><text:span text:style-name="T229">lo</text:span><text:span text:style-name="T230"> </text:span><text:span text:style-name="T231">que</text:span><text:span text:style-name="T232"> </text:span><text:span text:style-name="T233">vn</text:span><text:span text:style-name="T234"> </text:span><text:span text:style-name="T235">fiel</text:span><text:span text:style-name="T236"> </text:span><text:span text:style-name="T237">Cristian</text:span><text:span text:style-name="T238"> </text:span><text:span text:style-name="T239">esta</text:span><text:span text:style-name="T240"> </text:span><text:span text:style-name="T241">obligado</text:span><text:span text:style-name="T242"> </text:span><text:span text:style-name="T243">a</text:span><text:span text:style-name="T244"> </text:span><text:span text:style-name="T245">creer,</text:span><text:span text:style-name="T246"> </text:span><text:span text:style-name="T247">y</text:span><text:span text:style-name="T248"> </text:span><text:span text:style-name="T249">vn</text:span><text:span text:style-name="T250"> </text:span><text:span text:style-name="T251">cura</text:span><text:span text:style-name="T252"> </text:span><text:span text:style-name="T253">de</text:span><text:span text:style-name="T254"> </text:span><text:span text:style-name="T255">almas</text:span><text:span text:style-name="T256"> </text:span><text:span text:style-name="T257">a</text:span><text:span text:style-name="T258"> </text:span><text:span text:style-name="T259">saber,</text:span><text:span text:style-name="T260"> </text:span><text:span text:style-name="T261">para</text:span><text:span text:style-name="T262"> </text:span><text:span text:style-name="T263">enseñar</text:span><text:span text:style-name="T264"> </text:span><text:span text:style-name="T265">a</text:span><text:span text:style-name="T266"> </text:span><text:span text:style-name="T267">sus</text:span><text:span text:style-name="T268"> </text:span><text:span text:style-name="T269">ouejas</text:span> (Barcelona, 1589); Juan Eusebio Nieremberg, <text:span text:style-name="T270">Practica</text:span><text:span text:style-name="T271"> </text:span><text:span text:style-name="T272">del</text:span><text:span text:style-name="T273"> </text:span><text:span text:style-name="T274">catecismo</text:span><text:span text:style-name="T275"> </text:span><text:span text:style-name="T276">romano,</text:span><text:span text:style-name="T277"> </text:span><text:span text:style-name="T278">y</text:span><text:span text:style-name="T279"> </text:span><text:span text:style-name="T280">doctrina</text:span><text:span text:style-name="T281"> </text:span><text:span text:style-name="T282">christiana,</text:span><text:span text:style-name="T283"> </text:span><text:span text:style-name="T284">sacada</text:span><text:span text:style-name="T285"> </text:span><text:span text:style-name="T286">principalmente</text:span><text:span text:style-name="T287"> </text:span><text:span text:style-name="T288">de</text:span><text:span text:style-name="T289"> </text:span><text:span text:style-name="T290">los</text:span><text:span text:style-name="T291"> </text:span><text:span text:style-name="T292">catecismos</text:span><text:span text:style-name="T293"> </text:span><text:span text:style-name="T294">de</text:span><text:span text:style-name="T295"> </text:span><text:span text:style-name="T296">Pio</text:span><text:span text:style-name="T297"> </text:span><text:span text:style-name="T298">V.</text:span><text:span text:style-name="T299"> </text:span><text:span text:style-name="T300">y</text:span><text:span text:style-name="T301"> </text:span><text:span text:style-name="T302">Clemente</text:span><text:span text:style-name="T303"> </text:span><text:span text:style-name="T304">VIII.</text:span><text:span text:style-name="T305"> </text:span><text:span text:style-name="T306">compuestos</text:span><text:span text:style-name="T307"> </text:span><text:span text:style-name="T308">conforme</text:span><text:span text:style-name="T309"> </text:span><text:span text:style-name="T310">al</text:span><text:span text:style-name="T311"> </text:span><text:span text:style-name="T312">Decreto</text:span><text:span text:style-name="T313"> </text:span><text:span text:style-name="T314">del</text:span><text:span text:style-name="T315"> </text:span><text:span text:style-name="T316">santo</text:span><text:span text:style-name="T317"> </text:span><text:span text:style-name="T318">Concilio</text:span><text:span text:style-name="T319"> </text:span><text:span text:style-name="T320">Tridentino:</text:span><text:span text:style-name="T321"> </text:span><text:span text:style-name="T322">Con</text:span><text:span text:style-name="T323"> </text:span><text:span text:style-name="T324">las</text:span><text:span text:style-name="T325"> </text:span><text:span text:style-name="T326">divisiones,</text:span><text:span text:style-name="T327"> </text:span><text:span text:style-name="T328">y</text:span><text:span text:style-name="T329"> </text:span><text:span text:style-name="T330">adiciones</text:span><text:span text:style-name="T331"> </text:span><text:span text:style-name="T332">necesarias</text:span><text:span text:style-name="T333"> </text:span><text:span text:style-name="T334">al</text:span><text:span text:style-name="T335"> </text:span><text:span text:style-name="T336">cumplimiento</text:span><text:span text:style-name="T337"> </text:span><text:span text:style-name="T338">de</text:span><text:span text:style-name="T339"> </text:span><text:span text:style-name="T340">las</text:span><text:span text:style-name="T341"> </text:span><text:span text:style-name="T342">obligaciones</text:span><text:span text:style-name="T343"> </text:span><text:span text:style-name="T344">Christianas,</text:span><text:span text:style-name="T345"> </text:span><text:span text:style-name="T346">para</text:span><text:span text:style-name="T347"> </text:span><text:span text:style-name="T348">que</text:span><text:span text:style-name="T349"> </text:span><text:span text:style-name="T350">se</text:span><text:span text:style-name="T351"> </text:span><text:span text:style-name="T352">pueda</text:span><text:span text:style-name="T353"> </text:span><text:span text:style-name="T354">leer</text:span><text:span text:style-name="T355"> </text:span><text:span text:style-name="T356">cada</text:span><text:span text:style-name="T357"> </text:span><text:span text:style-name="T358">Domingo,</text:span><text:span text:style-name="T359"> </text:span><text:span text:style-name="T360">y</text:span><text:span text:style-name="T361"> </text:span><text:span text:style-name="T362">dia</text:span><text:span text:style-name="T363"> </text:span><text:span text:style-name="T364">de</text:span><text:span text:style-name="T365"> </text:span><text:span text:style-name="T366">fiesta</text:span> (Madrid, 1640); Juan de Palafox y Mendoza, <text:span text:style-name="T367">Bocados</text:span><text:span text:style-name="T368"> </text:span><text:span text:style-name="T369">espiritvales,</text:span><text:span text:style-name="T370"> </text:span><text:span text:style-name="T371">politicos,</text:span><text:span text:style-name="T372"> </text:span><text:span text:style-name="T373">misticos,</text:span><text:span text:style-name="T374"> </text:span><text:span text:style-name="T375">y</text:span><text:span text:style-name="T376"> </text:span><text:span text:style-name="T377">morales,</text:span><text:span text:style-name="T378"> </text:span><text:span text:style-name="T379">Catecismo,</text:span><text:span text:style-name="T380"> </text:span><text:span text:style-name="T381">y</text:span><text:span text:style-name="T382"> </text:span><text:span text:style-name="T383">Axiomas</text:span><text:span text:style-name="T384"> </text:span><text:span text:style-name="T385">doctrinales,</text:span><text:span text:style-name="T386"> </text:span><text:span text:style-name="T387">para</text:span><text:span text:style-name="T388"> </text:span><text:span text:style-name="T389">Labradores,</text:span><text:span text:style-name="T390"> </text:span><text:span text:style-name="T391">y</text:span><text:span text:style-name="T392"> </text:span><text:span text:style-name="T393">gente</text:span><text:span text:style-name="T394"> </text:span><text:span text:style-name="T395">senzilla,</text:span><text:span text:style-name="T396"> </text:span><text:span text:style-name="T397">especialmente;</text:span><text:span text:style-name="T398"> </text:span><text:span text:style-name="T399">con</text:span><text:span text:style-name="T400"> </text:span><text:span text:style-name="T401">otros</text:span><text:span text:style-name="T402"> </text:span><text:span text:style-name="T403">Tratados</text:span> (Madrid, 1662).</text:p></text:note-body></text:note>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6" text:note-class="footnote"><text:note-citation>7</text:note-citation><text:note-body><text:p text:style-name="Footnote">On Europe as a mission front after Trent, see Henry Kamen, <text:span text:style-name="T404">Early</text:span><text:span text:style-name="T405"> </text:span><text:span text:style-name="T406">Modern</text:span><text:span text:style-name="T407"> </text:span><text:span text:style-name="T408">European</text:span><text:span text:style-name="T409"> </text:span><text:span text:style-name="T410">Society</text:span> (New York: Routledge, 2000), 60--63.</text:p></text:note-body></text:note></text:p>
      <text:p text:style-name="Text_20_body">In the Roman Catechism, hearing is central to faith because the object of faith is Christ, the Word of God, and the Church's mission is to make that Word audible. According to the catechism's preface,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7" text:note-class="footnote"><text:note-citation>8</text:note-citation><text:note-body><text:p text:style-name="Footnote">Catholic Church, <text:span text:style-name="T411">Catechismus</text:span>, 9: "Omnis autem doctrinæ ratio, quæ fidelibus tradenda sit, verbo Dei continetur, quod in scripturas, traditionesque distributum est.".</text:p></text:note-body></text:note> In the words of John's gospel, Jesus Christ himself was the <text:span text:style-name="T412">logos</text:span> or <text:span text:style-name="T413">verbum</text:span> (John 1:1), the "Word made flesh." Where God had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9</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I Cor. 2:2]; and indeed to persuade them so that they believe with the faithfulness [<text:span text:style-name="T414">pietas</text:span>] of their inmost heart and with cultivated devotion [<text:span text:style-name="T415">religio</text:span>], that there is no other name given to people under heaven, through whom they can be saved [Acts 4:12], since Christ is the atonement for our sins [I John 2:2].<text:note text:id="ftn9" text:note-class="footnote"><text:note-citation>10</text:note-citation><text:note-body><text:p text:style-name="Footnote">Ibid., 6: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I Tim. 2:12); so that "whether one sets out to believe or hope or do anything," the love of God should be the summit of all Christian life.<text:note text:id="ftn10" text:note-class="footnote"><text:note-citation>11</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 .] sectemúrque omni studio iustitiam, pietatem, fidem, charitatem, mansuetudinem: dedit enim semetipsum pro nobis, vt nos redimeret ab omni iniquitate, &amp; mundaret sibi populum acceptabilem, sectatorem bonorum operum [. . .]. Siue enim credendum, siue sperandum, siue agendum aliquid proponatur, ita in eo semper charitas Domini nostri commendari debet [. .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P3">Since, therefore, faith is conceived by means of hearing, it is apparent, how necessary it is for achieving eternal life to follow the works of the legitimate teachers and ministers of the faith. [. . .] Those who are called to this ministry should understand that in passing along the mysteries of faith and the precepts of life, <text:span text:style-name="T416">they</text:span><text:span text:style-name="T417"> </text:span><text:span text:style-name="T418">must</text:span><text:span text:style-name="T419"> </text:span><text:span text:style-name="T420">accommodate</text:span><text:span text:style-name="T421"> </text:span><text:span text:style-name="T422">the</text:span><text:span text:style-name="T423"> </text:span><text:span text:style-name="T424">teaching</text:span><text:span text:style-name="T425"> </text:span><text:span text:style-name="T426">to</text:span><text:span text:style-name="T427"> </text:span><text:span text:style-name="T428">the</text:span><text:span text:style-name="T429"> </text:span><text:span text:style-name="T430">sense</text:span><text:span text:style-name="T431"> </text:span><text:span text:style-name="T432">of</text:span><text:span text:style-name="T433"> </text:span><text:span text:style-name="T434">hearing</text:span><text:span text:style-name="T435"> </text:span><text:span text:style-name="T436">and</text:span><text:span text:style-name="T437"> </text:span><text:span text:style-name="T438">intelligence</text:span>, so that by these [mysteries and precepts], <text:span text:style-name="T439">those</text:span><text:span text:style-name="T440"> </text:span><text:span text:style-name="T441">whose</text:span><text:span text:style-name="T442"> </text:span><text:span text:style-name="T443">senses</text:span><text:span text:style-name="T444"> </text:span><text:span text:style-name="T445">have</text:span><text:span text:style-name="T446"> </text:span><text:span text:style-name="T447">been</text:span><text:span text:style-name="T448"> </text:span><text:span text:style-name="T449">trained</text:span> should be filled up by spiritual food.<text:note text:id="ftn11" text:note-class="footnote"><text:note-citation>12</text:note-citation><text:note-body><text:p text:style-name="Footnote">Ibid., 2, 8--9 (emphasis added): "Cvm autem fides ex auditu concipiatur, perspicuum est, quàm necessaria semper fuerit ad æternam vitam consequendam doctoris legitimi fidelis opera, ac ministerium [. . .] vt videlicet intelligerent, que ad hoc ministerium vocati sunt, ita in tradendis fidei mysteriis, ac vitæ præceptis, doctrinam ad audientium sensum, atque intelligentiam accommodari oportere, vt cùm eorum animos, qui exercitatos sensus habent, spirituali cibo expleuerint [. . .].".</text:p></text:note-body></text:note></text:p>
      <text:p text:style-name="First_20_paragraph">Pastors should consider "the age, intelligence [<text:span text:style-name="T450">ingenium</text:span>], customs, condition" of their charges, to give milk to spiritual infants and solid food to the maturing, to raise up a "perfect man [<text:span text:style-name="T451">virum</text:span><text:span text:style-name="T452"> </text:span><text:span text:style-name="T453">perfectum</text:span>], after the measure of the fullness of Christ."<text:note text:id="ftn12" text:note-class="footnote"><text:note-citation>13</text:note-citation><text:note-body><text:p text:style-name="Footnote">Ibid., 8: "Obseruanda est enim audientium ætas, ingenium, mores, conditio [. .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us the catechism teaches that for faith to come through hearing, both the teacher and the listener had to be involved. This concept was echoed in the 1589 Spanish <text:span text:style-name="T454">Catechism</text:span><text:span text:style-name="T455"> </text:span><text:span text:style-name="T456">of</text:span><text:span text:style-name="T457"> </text:span><text:span text:style-name="T458">the</text:span><text:span text:style-name="T459"> </text:span><text:span text:style-name="T460">Mysteries</text:span><text:span text:style-name="T461"> </text:span><text:span text:style-name="T462">of</text:span><text:span text:style-name="T463"> </text:span><text:span text:style-name="T464">the</text:span><text:span text:style-name="T465"> </text:span><text:span text:style-name="T466">Faith</text:span> by Antonio de Azevedo.<text:note text:id="ftn13" text:note-class="footnote"><text:note-citation>14</text:note-citation><text:note-body><text:p text:style-name="Footnote">Azevedo, <text:span text:style-name="T467">Catecismo</text:span>.</text:p></text:note-body></text:note> This catechism begins with an image taken from Pliny, which depicts a religious teacher with a pupil at his feet and a harp in his hand. The teacher is shown, Azevedo says,</text:p>
      <text:p text:style-name="P4">with a musical instrument which gives pleasure to the ear, so that we should understand that Faith enters through the ear [<text:span text:style-name="T468">oído</text:span>], as St. Paul says, and that the disciple should be like a child, simple, without malice or duplicity, without knowing even how to respond or argue, but only how to listen and learn. Thus this image depicts for us elegantly, what the hearer of the Faith should be like. [ibid.<text:note text:id="ftn14" text:note-class="footnote"><text:note-citation>15</text:note-citation><text:note-body><text:p text:style-name="Footnote"/></text:note-body></text:note> f. 1b: "Para pintar los Romanos la Fe, lo primero que hizieron templo y altar [. . .] Numa pompilio [. .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
      <text:p text:style-name="First_20_paragraph">The teacher's task according to Azevedo, then, is not only to make the faith heard, but to make it "appeal to the ear," just as he says music does. But such teaching was limited by the sensory capacity of each listener, and therefore the Roman Catechism argues that the task of listening requires the sense to be properly trained. Thus pastors had to accommodate the ear even while training it.</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469">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At the same time, the challenge of training their sense of hearing would seem to be multiplied with music, since th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3" text:outline-level="3">Experiencing Spiritual Truth through Music</text:h>
      <text:p text:style-name="First_20_paragraph">This tension between accommodating the ear and training it may be seen in the explanations of music's power by Athanasius Kircher. This Jesuit polymath's compendium of musical knowledge, <text:span text:style-name="T470">Musurgia</text:span><text:span text:style-name="T471"> </text:span><text:span text:style-name="T472">universalis</text:span>, was published in Rome in 1650 and thence disseminated throughout the Hispanic world, with copies sent to centers of colonial culture including Puebla and Manila.<text:note text:id="ftn15" text:note-class="footnote"><text:note-citation>16</text:note-citation><text:note-body><text:p text:style-name="Footnote">Paula Findlen, ed., <text:span text:style-name="T473">Athanasius</text:span><text:span text:style-name="T474"> </text:span><text:span text:style-name="T475">Kircher:</text:span><text:span text:style-name="T476"> </text:span><text:span text:style-name="T477">The</text:span><text:span text:style-name="T478"> </text:span><text:span text:style-name="T479">Last</text:span><text:span text:style-name="T480"> </text:span><text:span text:style-name="T481">Man</text:span><text:span text:style-name="T482"> </text:span><text:span text:style-name="T483">Who</text:span><text:span text:style-name="T484"> </text:span><text:span text:style-name="T485">Knew</text:span><text:span text:style-name="T486"> </text:span><text:span text:style-name="T487">Everything</text:span> (New York: Routledge, 2004); Joscelyn Godwin, <text:span text:style-name="T488">Athanasius</text:span><text:span text:style-name="T489"> </text:span><text:span text:style-name="T490">Kircher’s</text:span><text:span text:style-name="T491"> </text:span><text:span text:style-name="T492">Theater</text:span><text:span text:style-name="T493"> </text:span><text:span text:style-name="T494">of</text:span><text:span text:style-name="T495"> </text:span><text:span text:style-name="T496">the</text:span><text:span text:style-name="T497"> </text:span><text:span text:style-name="T498">World:</text:span><text:span text:style-name="T499"> </text:span><text:span text:style-name="T500">The</text:span><text:span text:style-name="T501"> </text:span><text:span text:style-name="T502">Life</text:span><text:span text:style-name="T503"> </text:span><text:span text:style-name="T504">and</text:span><text:span text:style-name="T505"> </text:span><text:span text:style-name="T506">Work</text:span><text:span text:style-name="T507"> </text:span><text:span text:style-name="T508">of</text:span><text:span text:style-name="T509"> </text:span><text:span text:style-name="T510">the</text:span><text:span text:style-name="T511"> </text:span><text:span text:style-name="T512">Last</text:span><text:span text:style-name="T513"> </text:span><text:span text:style-name="T514">Man</text:span><text:span text:style-name="T515"> </text:span><text:span text:style-name="T516">to</text:span><text:span text:style-name="T517"> </text:span><text:span text:style-name="T518">Search</text:span><text:span text:style-name="T519"> </text:span><text:span text:style-name="T520">for</text:span><text:span text:style-name="T521"> </text:span><text:span text:style-name="T522">Universal</text:span><text:span text:style-name="T523"> </text:span><text:span text:style-name="T524">Knowledge</text:span> (Rochester, VT: Inner Traditions, 2009); on the worldwide distribution of the book as far as Manila, see David Irving, <text:span text:style-name="T525">Colonial</text:span><text:span text:style-name="T526"> </text:span><text:span text:style-name="T527">Counterpoint:</text:span><text:span text:style-name="T528"> </text:span><text:span text:style-name="T529">Music</text:span><text:span text:style-name="T530"> </text:span><text:span text:style-name="T531">in</text:span><text:span text:style-name="T532"> </text:span><text:span text:style-name="T533">Early</text:span><text:span text:style-name="T534"> </text:span><text:span text:style-name="T535">Modern</text:span><text:span text:style-name="T536"> </text:span><text:span text:style-name="T537">Manila</text:span> (Oxford: Oxford University Press, 2010), 48--50. The book may be found in historical collections in Madrid, Barcelona, Mexico City, and Puebla (two copies).</text:p></text:note-body></text:note></text:p>
      <text:p text:style-name="Text_20_body">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6" text:note-class="footnote"><text:note-citation>17</text:note-citation><text:note-body><text:p text:style-name="Footnote">Athanasius Kircher, <text:span text:style-name="T538">Mvsvrgia</text:span><text:span text:style-name="T539"> </text:span><text:span text:style-name="T540">vniversalis,</text:span><text:span text:style-name="T541"> </text:span><text:span text:style-name="T542">sive</text:span><text:span text:style-name="T543"> </text:span><text:span text:style-name="T544">Ars</text:span><text:span text:style-name="T545"> </text:span><text:span text:style-name="T546">magna</text:span><text:span text:style-name="T547"> </text:span><text:span text:style-name="T548">consoni</text:span><text:span text:style-name="T549"> </text:span><text:span text:style-name="T550">et</text:span><text:span text:style-name="T551"> </text:span><text:span text:style-name="T552">dissoni</text:span><text:span text:style-name="T553"> </text:span><text:span text:style-name="T554">in</text:span><text:span text:style-name="T555"> </text:span><text:span text:style-name="T556">X.</text:span><text:span text:style-name="T557"> </text:span><text:span text:style-name="T558">libros</text:span><text:span text:style-name="T559"> </text:span><text:span text:style-name="T560">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561">aulos</text:span> player Timotheus aroused Alexander the Great to the furor of war through music, and Kircher says he did this by adapting his song both to the feeling of war and to the disposition of the king.<text:note text:id="ftn17" text:note-class="footnote"><text:note-citation>18</text:note-citation><text:note-body><text:p text:style-name="Footnote">Kircher is probably responding to Vincenzo Galilei, <text:span text:style-name="T562">Dialogo</text:span><text:span text:style-name="T563"> </text:span><text:span text:style-name="T564">Della</text:span><text:span text:style-name="T565"> </text:span><text:span text:style-name="T566">Musica</text:span> (Florence, 1581), 90, in discussing the Classical source, Dio Chrysostom, <text:span text:style-name="T567">Orationes</text:span> 1 (<text:span text:style-name="T568">Peri</text:span><text:span text:style-name="T569"> </text:span><text:span text:style-name="T570">Basileias</text:span>); a later treatment of this subject is John Dryden, <text:span text:style-name="T571">Alexander’s</text:span><text:span text:style-name="T572"> </text:span><text:span text:style-name="T573">Feast,</text:span><text:span text:style-name="T574"> </text:span><text:span text:style-name="T575">or</text:span><text:span text:style-name="T576"> </text:span><text:span text:style-name="T577">the</text:span><text:span text:style-name="T578"> </text:span><text:span text:style-name="T579">Power</text:span><text:span text:style-name="T580"> </text:span><text:span text:style-name="T581">of</text:span><text:span text:style-name="T582"> </text:span><text:span text:style-name="T583">Music</text:span> (London, 1697).</text:p></text:note-body></text:note></text:p>
      <text:p text:style-name="Text_20_body">The same music, he says, would have had a different effect on someone else; and to illustrate this contrast, Kircher goes on to paint a remarkable picture of how sacred music can move those who are disposed to it:</text:p>
      <text:p text:style-name="P5">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18" text:note-class="footnote"><text:note-citation>19</text:note-citation><text:note-body><text:p text:style-name="Footnote">Kircher, <text:span text:style-name="T584">Musurgia</text:span><text:span text:style-name="T585"> </text:span><text:span text:style-name="T586">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goes well beyond the Jesuit formula of "teaching, pleasing, and persuading."<text:note text:id="ftn19" text:note-class="footnote"><text:note-citation>20</text:note-citation><text:note-body><text:p text:style-name="Footnote">On the Jesuit approach to religious arts, see Gauvin A. Bailey, <text:span text:style-name="T587">Art</text:span><text:span text:style-name="T588"> </text:span><text:span text:style-name="T589">on</text:span><text:span text:style-name="T590"> </text:span><text:span text:style-name="T591">the</text:span><text:span text:style-name="T592"> </text:span><text:span text:style-name="T593">Jesuit</text:span><text:span text:style-name="T594"> </text:span><text:span text:style-name="T595">Missions</text:span><text:span text:style-name="T596"> </text:span><text:span text:style-name="T597">in</text:span><text:span text:style-name="T598"> </text:span><text:span text:style-name="T599">Asia</text:span><text:span text:style-name="T600"> </text:span><text:span text:style-name="T601">and</text:span><text:span text:style-name="T602"> </text:span><text:span text:style-name="T603">Latin</text:span><text:span text:style-name="T604"> </text:span><text:span text:style-name="T605">America,</text:span><text:span text:style-name="T606"> </text:span><text:span text:style-name="T607">1542–1773</text:span> (Toronto, 1999), 35--51.</text:p></text:note-body></text:note> Music not only makes the teaching of doctrinal truth appealing and persuasive; it actually transforms listeners through affective experience. In this conception, music links the objective truth with subjective experience through the unique ways that music affects the human body. Through principles of sympathetic vibration, the humoral-affective properties of music could be transferred from composer and performer to listeners.</text:p>
      <text:p text:style-name="Text_20_body">This passage in Kircher's Book VII comes in the midst of a comparison between the fabled powers of music in the ancient world versus the possibilities for moving the affections in contemporary music. Kircher argues that music moves a listener's soul through sympathetic resonance that creates harmony between the numerical proportions of the music and the humoral composition of the listener. The various modes and styles of modern music, which Kircher catalogs in detail, apparently have inherent affective properties: the Dorian mode, for example, is suited to grave and pious religious sentiment. For Kircher, modern music was superior to ancient music not because it operated according to different principles, but because modern musicians had found ways to extend and amplify the same principles that made ancient music effective.</text:p>
      <text:p text:style-name="Text_20_body">The fundamental principle that gave music its affective power was sympathy.<text:note text:id="ftn20" text:note-class="footnote"><text:note-citation>21</text:note-citation><text:note-body><text:p text:style-name="Footnote">On the links between this interest in the occult powers of music and early scientific research, see Penelope Gouk, “Music and the Sciences,” in <text:span text:style-name="T608">The</text:span><text:span text:style-name="T609"> </text:span><text:span text:style-name="T610">Cambridge</text:span><text:span text:style-name="T611"> </text:span><text:span text:style-name="T612">History</text:span><text:span text:style-name="T613"> </text:span><text:span text:style-name="T614">of</text:span><text:span text:style-name="T615"> </text:span><text:span text:style-name="T616">Seventeenth-Century</text:span><text:span text:style-name="T617"> </text:span><text:span text:style-name="T618">Music</text:span>, ed. Tim ed. Carter and John Butt (Cambridge: Cambridge University Press, 2005), 132–57; Penelope Gouk, “The Role of Harmonics in the Scientific Revolution,” in <text:span text:style-name="T619">The</text:span><text:span text:style-name="T620"> </text:span><text:span text:style-name="T621">Cambridge</text:span><text:span text:style-name="T622"> </text:span><text:span text:style-name="T623">History</text:span><text:span text:style-name="T624"> </text:span><text:span text:style-name="T625">of</text:span><text:span text:style-name="T626"> </text:span><text:span text:style-name="T627">Western</text:span><text:span text:style-name="T628"> </text:span><text:span text:style-name="T629">Music</text:span><text:span text:style-name="T630"> </text:span><text:span text:style-name="T631">Theory</text:span> (Cambridge: Cambridge University Press, 2002), 223–45.</text:p></text:note-body></text:note> Music created physical harmony---sympathetic vibration---between the affective subject of the music (that is, what the music was meant to express), and the listening subject, so that the music moved in the same way as the affections it expressed, and this in turn moved the listener to the same affections.</text:p>
      <text:p text:style-name="Text_20_body">Music with different intervallic relationships, with the semitone placed differently in different modes, produced different effects. Kircher explains:</text:p>
      <text:p text:style-name="P6">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 <text:span text:style-name="T632">spiritus</text:span><text:span text:style-name="T633"> </text:span><text:span text:style-name="T634">animales</text:span>], or the implanted internal air [. . .], should be moved according to the proportions of the motion of the external air, so that the spirits' motion are effected in various ways; and through this affections can be engendered in the person. [Kircher,<text:note text:id="ftn21" text:note-class="footnote"><text:note-citation>22</text:note-citation><text:note-body><text:p text:style-name="Footnote"><text:span text:style-name="T635">Musurgia</text:span><text:span text:style-name="T636"> </text:span><text:span text:style-name="T637">universalis</text:span>.</text:p></text:note-body></text:note>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 indè in homini affectiones nascantur."]</text:p>
      <text:p text:style-name="First_20_paragraph">The structure of the music's movements must correspond to the movements of the body's humors. Kircher theorizes four conditions that are necessary for music to achieve an effect; without any one, music will fail to move the listener in the intended way:</text:p>
      <text:p text:style-name="P7">The first is harmony itself. Second, number, and proportion. Third, the power and efficacy of the words to be pronounced in music itself; or, the oration. Fourth is the disposition of the hearers, or the subject's capacity to remember things.<text:note text:id="ftn22" text:note-class="footnote"><text:note-citation>23</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3" text:note-class="footnote"><text:note-citation>24</text:note-citation><text:note-body><text:p text:style-name="Footnote">Ibid., 543--544.</text:p></text:note-body></text:note></text:p>
      <text:p text:style-name="Text_20_body">Moreover, "just as different nations enjoy a different style of music, likewise within each nation, people of different temperaments appreciate different styles that conform the most to their natural inclinations."<text:note text:id="ftn24" text:note-class="footnote"><text:note-citation>25</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5" text:note-class="footnote"><text:note-citation>26</text:note-citation><text:note-body><text:p text:style-name="Footnote">Ibid., 550.</text:p></text:note-body></text:note> "Music does not just move any subject, but the one with which the natural humor of the music is congruent [. . .] for unless the spirits of the receiving subject correspond exactly, the music accomplishes nothing."<text:note text:id="ftn26" text:note-class="footnote"><text:note-citation>27</text:note-citation><text:note-body><text:p text:style-name="Footnote">Ibid., 550: "Musica igitur vt moueat, non qualecunque subiectum vult, sed illud cuius humor naturalis musicae congruit [. .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 [ibid.<text:note text:id="ftn27" text:note-class="footnote"><text:note-citation>28</text:note-citation><text:note-body><text:p text:style-name="Footnote"/></text:note-body></text:note> 551: "Nouerat enim prædicator fuorum auditorum inclinationem; nouerat chordam, quam tangere debebat."]</text:p>
      <text:p text:style-name="Text_20_body">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text:p>
      <text:p text:style-name="Text_20_body">Kircher's theory represents one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2" text:outline-level="2">Danger and Doubt</text:h>
      <text:h text:style-name="Heading_20_3" text:outline-level="3">Subjective Experience in Faith</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28" text:note-class="footnote"><text:note-citation>29</text:note-citation><text:note-body><text:p text:style-name="Footnote">Catholic Church, <text:span text:style-name="T638">Catechismus</text:span>, ch. 4; Schreiner, <text:span text:style-name="T639">Are</text:span><text:span text:style-name="T640"> </text:span><text:span text:style-name="T641">You</text:span><text:span text:style-name="T642"> </text:span><text:span text:style-name="T643">Alone</text:span><text:span text:style-name="T644"> </text:span><text:span text:style-name="T645">Wise?</text:span></text:p></text:note-body></text:note></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 [Catholic Church,<text:note text:id="ftn29" text:note-class="footnote"><text:note-citation>30</text:note-citation><text:note-body><text:p text:style-name="Footnote"><text:span text:style-name="T646">Catechismus</text:span>.</text:p></text:note-body></text:note> 15: "Igitvr credendi vox, hoc loco putare, existimare, opinari, non significat, sed vt docent sacræ litteræ, certissimæ assensionis vim habet, qua mens Deo sua mysteria aperienti, firmè constantérq; assentitur."] This theology of faith begins with God's grace opening the mind of the passive person, but ends with an act of the individual will.</text:p>
      <text:p text:style-name="Text_20_body">The catechism preaches, in the tradition of Augustinian Neoplatonism, that God the creator is above all created things that can be perceived through the senses, and that therefore humans cannot come to the knowledge of God without the gift of God's grace. "In order for our minds to reach God, since nothing is more sublime than God, our mind needs to be pulled away from everything that pertains to the senses---something that we, in this natural life, do not have the capacity to do."<text:note text:id="ftn30" text:note-class="footnote"><text:note-citation>31</text:note-citation><text:note-body><text:p text:style-name="Footnote">Ibid., 18: "Nam vt mens nostra ad Deum, quo nihil est sublimius, perueniat, necesse est eam omnino à sensibus abstractam esse: cuius rei facultatem in hac vita naturaliter non habemus.".</text:p></text:note-body></text:note> But even as the catechism stresses that sensory experience is inadequate, and human beings are incapable of knowing God by their own lights, it still speaks of the knowledge of God in subjective terms: "our minds" must be changed,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seeking to move beyond sensory experience.</text:p>
      <text:p text:style-name="Text_20_body">As Susan Schreiner argues, the Catholic response to early modern debates about the certainty of faith and salvation was to emphasize the work of the Holy Spirit through the institutional Church.<text:note text:id="ftn31" text:note-class="footnote"><text:note-citation>32</text:note-citation><text:note-body><text:p text:style-name="Footnote">Schreiner, <text:span text:style-name="T647">Are</text:span><text:span text:style-name="T648"> </text:span><text:span text:style-name="T649">You</text:span><text:span text:style-name="T650"> </text:span><text:span text:style-name="T651">Alone</text:span><text:span text:style-name="T652"> </text:span><text:span text:style-name="T653">Wise?</text:span>, 131--208.</text:p></text:note-body></text:note> Not every individual perception or experience was valid, but only those that accorded with the revelation already given through the Church.</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 [Gillian T. W. Ahlgren;<text:note text:id="ftn32" text:note-class="footnote"><text:note-citation>33</text:note-citation><text:note-body><text:p text:style-name="Footnote"><text:span text:style-name="T654">Teresa</text:span><text:span text:style-name="T655"> </text:span><text:span text:style-name="T656">of</text:span><text:span text:style-name="T657"> </text:span><text:span text:style-name="T658">ávila</text:span><text:span text:style-name="T659"> </text:span><text:span text:style-name="T660">and</text:span><text:span text:style-name="T661"> </text:span><text:span text:style-name="T662">the</text:span><text:span text:style-name="T663"> </text:span><text:span text:style-name="T664">Politics</text:span><text:span text:style-name="T665"> </text:span><text:span text:style-name="T666">of</text:span><text:span text:style-name="T667"> </text:span><text:span text:style-name="T668">Sanctity</text:span> (Ithaca, NY: Cornell University Press, 1996).</text:p></text:note-body></text:note> Francisca:Inquisition]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3" text:note-class="footnote"><text:note-citation>34</text:note-citation><text:note-body><text:p text:style-name="Footnote">Schreiner, <text:span text:style-name="T669">Are</text:span><text:span text:style-name="T670"> </text:span><text:span text:style-name="T671">You</text:span><text:span text:style-name="T672"> </text:span><text:span text:style-name="T673">Alone</text:span><text:span text:style-name="T674"> </text:span><text:span text:style-name="T675">Wise?</text:span>; San Juan de la Cruz, “Subida Del Monte Carmelo,” in <text:span text:style-name="T676">Obras</text:span><text:span text:style-name="T677"> </text:span><text:span text:style-name="T678">Completas</text:span>, by San Juan de la Cruz, ed. José Vicente Rodríguez and Federico Ruiz Salvador, 6th ed. (Madrid: Editorial de Espiritualidad, 2009), bk. I, ch. 5--7, pp. 226--248.</text:p></text:note-body></text:note> Similarly, Ignatius of Loyola provided Jesuits with his <text:span text:style-name="T679">Spiritual</text:span><text:span text:style-name="T680"> </text:span><text:span text:style-name="T681">Exercises</text:span> for discerning the validity of their religious sensations.<text:note text:id="ftn34" text:note-class="footnote"><text:note-citation>35</text:note-citation><text:note-body><text:p text:style-name="Footnote">Schreiner, <text:span text:style-name="T682">Are</text:span><text:span text:style-name="T683"> </text:span><text:span text:style-name="T684">You</text:span><text:span text:style-name="T685"> </text:span><text:span text:style-name="T686">Alone</text:span><text:span text:style-name="T687"> </text:span><text:span text:style-name="T688">Wise?</text:span>, ch. 6.</text:p></text:note-body></text:note></text:p>
      <text:p text:style-name="Text_20_body">In such a climate, music's power over the senses and affections might be used for the purposes of cultivating faith,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5" text:note-class="footnote"><text:note-citation>36</text:note-citation><text:note-body><text:p text:style-name="Footnote">Juan de la Cruz, “Subida Del Monte Carmelo,” 40--41; Bailey, <text:span text:style-name="T689">Art</text:span><text:span text:style-name="T690"> </text:span><text:span text:style-name="T691">on</text:span><text:span text:style-name="T692"> </text:span><text:span text:style-name="T693">the</text:span><text:span text:style-name="T694"> </text:span><text:span text:style-name="T695">Jesuit</text:span><text:span text:style-name="T696"> </text:span><text:span text:style-name="T697">Missions</text:span>.</text:p></text:note-body></text:note> But others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6" text:note-class="footnote"><text:note-citation>37</text:note-citation><text:note-body><text:p text:style-name="Footnote">Juan de la Cruz, “Subida Del Monte Carmelo,” bk. 3, ch. 39--45, pp. 415--424.</text:p></text:note-body></text:note> Desiring "to feel some effect on oneself" in doing elaborate ceremonies "is no less than to tempt God and provoke him gravely; so much so, that sometimes it gives license to the devil to deceive them, making them feel and understand things far removed from what is good for their soul." [ibid.<text:note text:id="ftn37" text:note-class="footnote"><text:note-citation>38</text:note-citation><text:note-body><text:p text:style-name="Footnote"/></text:note-body></text:note>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
      <text:p text:style-name="Text_20_body">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8">How commonly we see that [. .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698">oído</text:span>], like some polyphonic music [<text:span text:style-name="T699">una</text:span><text:span text:style-name="T700"> </text:span><text:span text:style-name="T701">música</text:span><text:span text:style-name="T702"> </text:span><text:span text:style-name="T703">concertada</text:span>] or the clanging of bells [. . .]. It matters little to hear someone perform one kind of music that is better than some other, if it does not move me more than the other to do works; because, although they have spoken marvels, then they are forgotten, as they do not infuse fire into the will. [ibid.<text:note text:id="ftn38" text:note-class="footnote"><text:note-citation>39</text:note-citation><text:note-body><text:p text:style-name="Footnote"/></text:note-body></text:note>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
      <text:p text:style-name="First_20_paragraph">This passage of warning comes at the end of Juan's encyclopedic treatment of contemplative practice and mystical experience, and it seems to deliberately echo the "love" chapter of I Corinthians in insisting that, as Juan says elsewhere, "a single work or act of the will done in charity is more precious before God than all the visions and revelations and communications from heaven that there can be."<text:note text:id="ftn39" text:note-class="footnote"><text:note-citation>40</text:note-citation><text:note-body><text:p text:style-name="Footnote">Ibid., bk. 2, ch. 22, p. 306: "[. . .] es más preciosa delante de Dios una obra o acto de voluntad hecho en caridad que cantas visiones y revelaciones y comunicaciones pueden tener del cielo.".</text:p></text:note-body></text:note> The contrast between this passage and the quotation from Kircher reflects not only a chronological change in Catholic attitudes between the late sixteenth and mid seventeenth centuries, but also a contrast between religious orders, and differing emphases on parts of the Christian life. Juan's <text:span text:style-name="T704">Ascent</text:span><text:span text:style-name="T705"> </text:span><text:span text:style-name="T706">of</text:span><text:span text:style-name="T707"> </text:span><text:span text:style-name="T708">Mount</text:span><text:span text:style-name="T709"> </text:span><text:span text:style-name="T710">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to not only persuade catechumens of the truth but to enable them to experience truth. Juan, on the other hand, is concerned with the limiting effect of sonic pleasures on the maturity of the already converted. Both acknowledge music's power over the individual person's senses, but Catholics who shared Juan's ascetic bent, or his pastoral concern with spiritual growth, saw that power as a danger or even an opening for diabolical influence.</text:p>
      <text:h text:style-name="Heading_20_3" text:outline-level="3">Cultural Conditioning in Hearing</text:h>
      <text:p text:style-name="First_20_paragraph">If reckoning with individual sensory experience was a struggle for the Church after Trent, the problem of cultural conditioning in this period presented a newer and more difficult challenge that profoundly changed the character of Catholic Christianity. Catholics since the early age of exploration had struggled to determine which parts of Christian religion they could adapt to other cultures. As Ines upanov theorizes Jesuit intercultural encounters in India in her book <text:span text:style-name="T711">Missionary</text:span><text:span text:style-name="T712"> </text:span><text:span text:style-name="T713">Tropics</text:span>, the "tropics" represented both a geographic zone and a process of inevitable "turning" or cultural transformation.<text:note text:id="ftn40" text:note-class="footnote"><text:note-citation>41</text:note-citation><text:note-body><text:p text:style-name="Footnote">Ines G. Županov, <text:span text:style-name="T714">Missionary</text:span><text:span text:style-name="T715"> </text:span><text:span text:style-name="T716">Tropics:</text:span><text:span text:style-name="T717"> </text:span><text:span text:style-name="T718">The</text:span><text:span text:style-name="T719"> </text:span><text:span text:style-name="T720">Catholic</text:span><text:span text:style-name="T721"> </text:span><text:span text:style-name="T722">Frontier</text:span><text:span text:style-name="T723"> </text:span><text:span text:style-name="T724">in</text:span><text:span text:style-name="T725"> </text:span><text:span text:style-name="T726">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1" text:note-class="footnote"><text:note-citation>42</text:note-citation><text:note-body><text:p text:style-name="Footnote">Bailey, <text:span text:style-name="T727">Art</text:span><text:span text:style-name="T728"> </text:span><text:span text:style-name="T729">on</text:span><text:span text:style-name="T730"> </text:span><text:span text:style-name="T731">the</text:span><text:span text:style-name="T732"> </text:span><text:span text:style-name="T733">Jesuit</text:span><text:span text:style-name="T734"> </text:span><text:span text:style-name="T735">Missions</text:span>; David Waterhouse, “The Earliest Japanese Contacts with Western Music,” <text:span text:style-name="T736">Review</text:span><text:span text:style-name="T737"> </text:span><text:span text:style-name="T738">of</text:span><text:span text:style-name="T739"> </text:span><text:span text:style-name="T740">Culture</text:span> 26 (1996): 36–47; Paolo Castagna, “The Use of Music by the Jesuits in the Conversion of the Indigenous Peoples of Brazil,” ed. John W. O’Malley S.J. et al. (Toronto: University of Toronto Press, 1999), 641–58.</text:p></text:note-body></text:note></text:p>
      <text:p text:style-name="Text_20_body">A half century after the Aztec empire fell to the Spanish, the Franciscan Bernardino de Sahagún was trying to provide Mexica natives with suitable Christian songs in their own language.<text:note text:id="ftn42" text:note-class="footnote"><text:note-citation>43</text:note-citation><text:note-body><text:p text:style-name="Footnote">Lorenzo Candelaria, “Bernardino de Sahagún’s <text:span text:style-name="T741">Psalmodia</text:span><text:span text:style-name="T742"> </text:span><text:span text:style-name="T743">Christiana</text:span>: A Catholic Songbook from Sixteenth-Century New Spain,” <text:span text:style-name="T744">Journal</text:span><text:span text:style-name="T745"> </text:span><text:span text:style-name="T746">of</text:span><text:span text:style-name="T747"> </text:span><text:span text:style-name="T748">the</text:span><text:span text:style-name="T749"> </text:span><text:span text:style-name="T750">American</text:span><text:span text:style-name="T751"> </text:span><text:span text:style-name="T752">Musicological</text:span><text:span text:style-name="T753"> </text:span><text:span text:style-name="T754">Society</text:span> 67, no. 3 (2014): 619–84.</text:p></text:note-body></text:note> But at the same time New-Spanish church leaders complained that there were often no linguists sufficiently skilled in Náhuatl to verify that the songs and dances of the natives were not secretly continuing to invoke demonic powers.<text:note text:id="ftn43" text:note-class="footnote"><text:note-citation>44</text:note-citation><text:note-body><text:p text:style-name="Footnote">Ibid., 637.</text:p></text:note-body></text:note> Lorenzo Candelaria has made the provocative suggestion that the Council of Trent's infamous decree that music should be preserved from anything "lascivious or impure" may have been motivated more by anxiety about the songs in Native American languages---and I would add, syncretic musical practices across the globe---rather than concern about styles of European church music.<text:note text:id="ftn44" text:note-class="footnote"><text:note-citation>45</text:note-citation><text:note-body><text:p text:style-name="Footnote">Ibid., 637--638.</text:p></text:note-body></text:note> </text:p>
      <text:p text:style-name="Text_20_body">We know in the realm of visual art that even where Jesuits wrote to their superiors in Rome praising the natives' uncanny ability to copy European models, the actual surviving artifacts often bear strong traces of indigenous methods, aesthetics, and religious understandings.<text:note text:id="ftn45" text:note-class="footnote"><text:note-citation>46</text:note-citation><text:note-body><text:p text:style-name="Footnote">Bailey, <text:span text:style-name="T755">Art</text:span><text:span text:style-name="T756"> </text:span><text:span text:style-name="T757">on</text:span><text:span text:style-name="T758"> </text:span><text:span text:style-name="T759">the</text:span><text:span text:style-name="T760"> </text:span><text:span text:style-name="T761">Jesuit</text:span><text:span text:style-name="T762"> </text:span><text:span text:style-name="T763">Missions</text:span>, 27--29, 34.</text:p></text:note-body></text:note> Likewise, given what we know about differing techniques and styles of vocal production between places like central Africa and south India today, there is every reason to think that music in mission churches and colonial cathedrals, even plainchant and polyphony imported directly from Europe, sounded quite different in actual performance from its European models.</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6" text:note-class="footnote"><text:note-citation>47</text:note-citation><text:note-body><text:p text:style-name="Footnote">Duarte de Sande, <text:span text:style-name="T764">De</text:span><text:span text:style-name="T765"> </text:span><text:span text:style-name="T766">Missione</text:span><text:span text:style-name="T767"> </text:span><text:span text:style-name="T768">Legatorvm</text:span><text:span text:style-name="T769"> </text:span><text:span text:style-name="T770">Iaponensium</text:span><text:span text:style-name="T771"> </text:span><text:span text:style-name="T772">Ad</text:span><text:span text:style-name="T773"> </text:span><text:span text:style-name="T774">Romanam</text:span><text:span text:style-name="T775"> </text:span><text:span text:style-name="T776">Curiam,</text:span><text:span text:style-name="T777"> </text:span><text:span text:style-name="T778">Rebusq;</text:span><text:span text:style-name="T779"> </text:span><text:span text:style-name="T780">in</text:span><text:span text:style-name="T781"> </text:span><text:span text:style-name="T782">Europa,</text:span><text:span text:style-name="T783"> </text:span><text:span text:style-name="T784">Ac</text:span><text:span text:style-name="T785"> </text:span><text:span text:style-name="T786">Toto</text:span><text:span text:style-name="T787"> </text:span><text:span text:style-name="T788">Itiner</text:span><text:span text:style-name="T789"> </text:span><text:span text:style-name="T790">Adimaduersis</text:span><text:span text:style-name="T791"> </text:span><text:span text:style-name="T792">Dialogvs</text:span><text:span text:style-name="T793"> </text:span><text:span text:style-name="T794">Ex</text:span><text:span text:style-name="T795"> </text:span><text:span text:style-name="T796">Ephemeride</text:span><text:span text:style-name="T797"> </text:span><text:span text:style-name="T798">Ipsorvm</text:span><text:span text:style-name="T799"> </text:span><text:span text:style-name="T800">Legatorvm</text:span><text:span text:style-name="T801"> </text:span><text:span text:style-name="T802">Colectvs,</text:span><text:span text:style-name="T803"> </text:span><text:span text:style-name="T804">&amp;</text:span><text:span text:style-name="T805"> </text:span><text:span text:style-name="T806">in</text:span><text:span text:style-name="T807"> </text:span><text:span text:style-name="T808">Sermonem</text:span><text:span text:style-name="T809"> </text:span><text:span text:style-name="T810">Latinvm</text:span><text:span text:style-name="T811"> </text:span><text:span text:style-name="T812">Versvs</text:span><text:span text:style-name="T813"> </text:span><text:span text:style-name="T814">Ab</text:span><text:span text:style-name="T815"> </text:span><text:span text:style-name="T816">Eduardo</text:span><text:span text:style-name="T817"> </text:span><text:span text:style-name="T818">de</text:span><text:span text:style-name="T819"> </text:span><text:span text:style-name="T820">Sande</text:span><text:span text:style-name="T821"> </text:span><text:span text:style-name="T822">Sacerdote</text:span><text:span text:style-name="T823"> </text:span><text:span text:style-name="T824">Societatis</text:span><text:span text:style-name="T825"> </text:span><text:span text:style-name="T826">Iesv.</text:span> (Macao, 1590).</text:p></text:note-body></text:note> The missionaries had taken four Japanese noble youths on a grand tour of Spain and Italy between 1582 and 1590. The boys practiced and performed music throughout their trip, and heard the greatest ensembles of Catholic Europe in a tour that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European Jesuits must accommodate themselves to Japanese manners and customs."<text:note text:id="ftn47" text:note-class="footnote"><text:note-citation>48</text:note-citation><text:note-body><text:p text:style-name="Footnote">Duarte de Sande, <text:span text:style-name="T827">Japanese</text:span><text:span text:style-name="T828"> </text:span><text:span text:style-name="T829">Travellers</text:span><text:span text:style-name="T830"> </text:span><text:span text:style-name="T831">in</text:span><text:span text:style-name="T832"> </text:span><text:span text:style-name="T833">Sixteenth-Century</text:span><text:span text:style-name="T834"> </text:span><text:span text:style-name="T835">Europe:</text:span><text:span text:style-name="T836"> </text:span><text:span text:style-name="T837">A</text:span><text:span text:style-name="T838"> </text:span><text:span text:style-name="T839">Dialogue</text:span><text:span text:style-name="T840"> </text:span><text:span text:style-name="T841">Concerning</text:span><text:span text:style-name="T842"> </text:span><text:span text:style-name="T843">the</text:span><text:span text:style-name="T844"> </text:span><text:span text:style-name="T845">Mission</text:span><text:span text:style-name="T846"> </text:span><text:span text:style-name="T847">of</text:span><text:span text:style-name="T848"> </text:span><text:span text:style-name="T849">the</text:span><text:span text:style-name="T850"> </text:span><text:span text:style-name="T851">Japanese</text:span><text:span text:style-name="T852"> </text:span><text:span text:style-name="T853">Ambassadors</text:span><text:span text:style-name="T854"> </text:span><text:span text:style-name="T855">to</text:span><text:span text:style-name="T856"> </text:span><text:span text:style-name="T857">the</text:span><text:span text:style-name="T858"> </text:span><text:span text:style-name="T859">Roman</text:span><text:span text:style-name="T860"> </text:span><text:span text:style-name="T861">Curia</text:span><text:span text:style-name="T862"> </text:span><text:span text:style-name="T863">(1590)</text:span>, ed. Derek Massarella, trans. J. F. Moran (London: The Hakluyt Society/Ashgate, 2012), 4.</text:p></text:note-body></text:note> The boys' mission was both to represent Japan to Europe and, on their return, to represent Europe to Japan.</text:p>
      <text:p text:style-name="Text_20_body">In Colloquio XI of the dialogue, Michael, one of the "ambassadors," tells his friend who stayed home about European music:</text:p>
      <text:p text:style-name="P9">You must remember [. .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9">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 .] all of which, [. . .] together with the sounds of the musical instruments, are wonderfully pleasing to the ear of the listener [. . .].</text:p>
      <text:p text:style-name="P9">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48" text:note-class="footnote"><text:note-citation>49</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10">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49" text:note-class="footnote"><text:note-citation>50</text:note-citation><text:note-body><text:p text:style-name="Footnote">Ibid., 156.</text:p></text:note-body></text:note></text:p>
      <text:h text:style-name="Heading_20_3" text:outline-level="3">Obstacles to Faith and Mistrust of Hearing</text:h>
      <text:p text:style-name="First_20_paragraph">How, then, could the Church overcome such an impediment? What if a person simply lacked the proper disposition to hear the Word with faith? The treatment of Judaism in Spanish religious literature exposes cracks in early modern Catholics' conception of faith and allows us to consider the anxiety and doubts many people had about hearing and faith.</text:p>
      <text:p text:style-name="Text_20_body">In a Corpus Christi mystery play (<text:span text:style-name="T864">auto</text:span><text:span text:style-name="T865"> </text:span><text:span text:style-name="T866">sacramental</text:span>) by Spanish court poet Pedro Calderón de la Barca, the figure of <text:span text:style-name="T867">Judaísmo</text:span> becomes a vivid representation of the incapacity to acquire faith, <text:span text:style-name="T868">despite</text:span> the sense of hearing. Performed in 1634 to inaugurate Philip IV's new palace, the Buen Retiro, Calderón's <text:span text:style-name="T869">El</text:span><text:span text:style-name="T870"> </text:span><text:span text:style-name="T871">nuevo</text:span><text:span text:style-name="T872"> </text:span><text:span text:style-name="T873">palacio</text:span><text:span text:style-name="T874"> </text:span><text:span text:style-name="T875">del</text:span><text:span text:style-name="T876"> </text:span><text:span text:style-name="T877">Retiro</text:span> centers on Judaism's incapacity for faith.<text:note text:id="ftn50" text:note-class="footnote"><text:note-citation>51</text:note-citation><text:note-body><text:p text:style-name="Footnote">Pedro Calderón de la Barca, <text:span text:style-name="T878">El</text:span><text:span text:style-name="T879"> </text:span><text:span text:style-name="T880">Nuevo</text:span><text:span text:style-name="T881"> </text:span><text:span text:style-name="T882">Palacio</text:span><text:span text:style-name="T883"> </text:span><text:span text:style-name="T884">Del</text:span><text:span text:style-name="T885"> </text:span><text:span text:style-name="T886">Retiro</text:span>, ed. Alan K. G. Paterson, Autos Sacramentales Completos de Calderón 19 (Pamplona: Universidad de Navarra, 1998).</text:p></text:note-body></text:note> Judaism is forcefully excluded from the festivities celebrated within the play, which culminate with the consecration of the Eucharist. Instead Judaism stands to the side and asks the character Faith to explain each event to him.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Much of the rest of the play dramatizes a contest of the senses, in which Hearing prevails---but only after confessing to his own incertitude. Each personified sense competes for a laurel prize awarded by Faith.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887">desconfianza</text:span>---meaning lack of confidence, mistrust, and humility.</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1" text:note-class="footnote"><text:note-citation>52</text:note-citation><text:note-body><text:p text:style-name="Footnote">Dominique Reyre, “Transmisión Poética Y Dramatúrgica Del Dogma En El Auto <text:span text:style-name="T888">El</text:span><text:span text:style-name="T889"> </text:span><text:span text:style-name="T890">Nuevo</text:span><text:span text:style-name="T891"> </text:span><text:span text:style-name="T892">Palacio</text:span><text:span text:style-name="T893"> </text:span><text:span text:style-name="T894">Del</text:span><text:span text:style-name="T895"> </text:span><text:span text:style-name="T896">Retiro</text:span> de Calderón: La Teología Eucarística de Las Metáforas,” <text:span text:style-name="T897">Criticón</text:span> 102 (2008): 113–22; Margaret Greer, “Los Dos Cuerpos Del Rey En Calderón: <text:span text:style-name="T898">El</text:span><text:span text:style-name="T899"> </text:span><text:span text:style-name="T900">Nuevo</text:span><text:span text:style-name="T901"> </text:span><text:span text:style-name="T902">Palacio</text:span><text:span text:style-name="T903"> </text:span><text:span text:style-name="T904">Del</text:span><text:span text:style-name="T905"> </text:span><text:span text:style-name="T906">Retiro</text:span> Y <text:span text:style-name="T907">El</text:span><text:span text:style-name="T908"> </text:span><text:span text:style-name="T909">Mayor</text:span><text:span text:style-name="T910"> </text:span><text:span text:style-name="T911">Encanto,</text:span><text:span text:style-name="T912"> </text:span><text:span text:style-name="T913">Amor</text:span>,” in <text:span text:style-name="T914">El</text:span><text:span text:style-name="T915"> </text:span><text:span text:style-name="T916">Teatro</text:span><text:span text:style-name="T917"> </text:span><text:span text:style-name="T918">Clásico</text:span><text:span text:style-name="T919"> </text:span><text:span text:style-name="T920">Español</text:span><text:span text:style-name="T921"> </text:span><text:span text:style-name="T922">a</text:span><text:span text:style-name="T923"> </text:span><text:span text:style-name="T924">Través</text:span><text:span text:style-name="T925"> </text:span><text:span text:style-name="T926">de</text:span><text:span text:style-name="T927"> </text:span><text:span text:style-name="T928">Sus</text:span><text:span text:style-name="T929"> </text:span><text:span text:style-name="T930">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3" text:outline-level="3">Hearing the Word in Community</text:h>
      <text:p text:style-name="First_20_paragraph">Catholic devotional music provided a practical medium for both appealing to the ear and training it, though music amplified the challenges of acquiring faith through hearing. Music could be a way to make faith pleasing to the ear, as Kircher describes, but this only worked if the ear was trained to find such music pleasing. Likewise, techniques that gave sense and meaning to music---structures of phrasing, contrapuntal devices, symbolic and figurative word-painting---were not universally intelligible. Religious ear training required individual discipline to avoid the dangers of over-reliance on subjective sensory experience. In an ideal Catholic scenario, musical training also disciplined the whole community as participants through performance or listening, and in missionary and colonial contexts, it required the community to change its expectations of music to fit European norms.</text:p>
      <text:p text:style-name="Text_20_body">For this reason post-Reformation Catholics emphasized the Church as the source of certainty in faith, as the living embodiment of Christ the Word in the world. The virtue of man as Neoplatonic microcosm was reflected in the broader society and in turn depended on it. Propagating faith, then, meant trying to establish not just individual Christians, but also building a Christian society as the body of Christ. For Roman Catholics, the Church was the gospel.</text:p>
      <text:p text:style-name="Text_20_body">As Catholics worked to create Christian communities, music was a potent tool for creating harmony, for instituting social discipline as a reflection of the heavenly hierarchy.<text:note text:id="ftn52" text:note-class="footnote"><text:note-citation>53</text:note-citation><text:note-body><text:p text:style-name="Footnote">Geoffrey Baker, <text:span text:style-name="T931">Imposing</text:span><text:span text:style-name="T932"> </text:span><text:span text:style-name="T933">Harmony:</text:span><text:span text:style-name="T934"> </text:span><text:span text:style-name="T935">Music</text:span><text:span text:style-name="T936"> </text:span><text:span text:style-name="T937">and</text:span><text:span text:style-name="T938"> </text:span><text:span text:style-name="T939">Society</text:span><text:span text:style-name="T940"> </text:span><text:span text:style-name="T941">in</text:span><text:span text:style-name="T942"> </text:span><text:span text:style-name="T943">Colonial</text:span><text:span text:style-name="T944"> </text:span><text:span text:style-name="T945">Cuzco</text:span> (Durham, NC: Duke University Press, 2008); Irving, <text:span text:style-name="T946">Colonial</text:span><text:span text:style-name="T947"> </text:span><text:span text:style-name="T948">Counterpoint</text:span>; Illari, “Polychoral Culture.”</text:p></text:note-body></text:note> This is why the Franciscan friars in New Spain and the Jesuit priests in Brazil not only started parishes, but also trained choirs. The musical efforts of the colonizing church concretely built social relationships through musical training. Forming choirs of boys and training ensembles of village musicians in colonial Mexico were practical means of establishing the Church and propagating faith on individual and communal levels. Inculcating faith through music---the kind of fully formed faith that resulted in a faithful life as part of the community of the Church---meant more than a one-on-one dialogue between "the music" and "the listener." The musical ritual of the seventeenth-century Church involved a large number of community participants, for whom performing music with the body and hearing it were inextricably linked.</text:p>
      <text:p text:style-name="Text_20_body">In terms of the most influential medieval music theorist Boethius (<text:span text:style-name="T949">De</text:span><text:span text:style-name="T950"> </text:span><text:span text:style-name="T951">musica</text:span> II), whose concept of music was foundational to the major Spanish music treatises like that of Pedro Cerone, well-tuned <text:span text:style-name="T952">musica</text:span><text:span text:style-name="T953"> </text:span><text:span text:style-name="T954">instrumentalis</text:span> (sounding, played music) could harmonize the <text:span text:style-name="T955">musica</text:span><text:span text:style-name="T956"> </text:span><text:span text:style-name="T957">humana</text:span>---the harmony of the individual in body and soul, reason and passion, but also the concord of human society.<text:note text:id="ftn53" text:note-class="footnote"><text:note-citation>54</text:note-citation><text:note-body><text:p text:style-name="Footnote">Anicius Manlius Torquatus Severinus Boethius, “De Institutione Musica Libri Quinque,” in <text:span text:style-name="T958">Boetii</text:span><text:span text:style-name="T959"> </text:span><text:span text:style-name="T960">de</text:span><text:span text:style-name="T961"> </text:span><text:span text:style-name="T962">Institutione</text:span><text:span text:style-name="T963"> </text:span><text:span text:style-name="T964">Arithmetica</text:span><text:span text:style-name="T965"> </text:span><text:span text:style-name="T966">Libro</text:span><text:span text:style-name="T967"> </text:span><text:span text:style-name="T968">Duo</text:span><text:span text:style-name="T969"> </text:span><text:span text:style-name="T970">de</text:span><text:span text:style-name="T971"> </text:span><text:span text:style-name="T972">Institutione</text:span><text:span text:style-name="T973"> </text:span><text:span text:style-name="T974">Musica</text:span><text:span text:style-name="T975"> </text:span><text:span text:style-name="T976">Libri</text:span><text:span text:style-name="T977"> </text:span><text:span text:style-name="T978">Quinque</text:span>, ed. Godofredus Friedlein (Leipzig: Teubner, 1867), bk. II, pp. 187--189; Pedro Cerone, <text:span text:style-name="T979">El</text:span><text:span text:style-name="T980"> </text:span><text:span text:style-name="T981">Melopeo</text:span><text:span text:style-name="T982"> </text:span><text:span text:style-name="T983">Y</text:span><text:span text:style-name="T984"> </text:span><text:span text:style-name="T985">Maestro</text:span> (Naples, 1613), 203--208; Baker, <text:span text:style-name="T986">Imposing</text:span><text:span text:style-name="T987"> </text:span><text:span text:style-name="T988">Harmony</text:span>, 22--31.</text:p></text:note-body></text:note> All this could better reflect the cosmic <text:span text:style-name="T989">musica</text:span><text:span text:style-name="T990"> </text:span><text:span text:style-name="T991">mundana</text:span> and ultimately the harmonies of the triune God.</text:p>
      <text:p text:style-name="Text_20_body">Catholic music, then, was not <text:span text:style-name="T992">about</text:span> society; it was a form <text:span text:style-name="T993">of</text:span> society. The challenge of cultural conditioning led Catholics to experiment with, and argue about, new ways of communicating across boundaries of language and customs. Devotional music provided one way to make faith appeal to hearing, if some way could be found to overcome the "impediment" of the "normal expectations in listening to singing" of non-Europeans, as the Japanese ambassadors' dialogue puts it. At the same time, Catholics of the seventeenth century were encouraged to doubt their senses as much as to trust them; to submit their sensory experience to the authority of the church; and to be wary of the possibility that some people may lack the capacity for faithful hearing entirely.</text:p>
      <text:h text:style-name="Heading_20_2" text:outline-level="2">The Primacy of Hearing in Villancicos</text:h>
      <text:p text:style-name="First_20_paragraph">Villancicos manifest many of these same theological preoccupations and anxieties. They do not answer the questions we have raised---in fact some of them intensify the problems; but they do provide evidence for a broad public discourse about sensation and faith even as these pieces of music were themselves objects to be sensed and believed.</text:p>
      <text:p text:style-name="Text_20_body">Like most of the other sources discussed in this chapter, villancicos were created by members of the literate elite, and thus they represent first of all a discourse between those elite poets, musicians, and churchmen. At the same time, though, villancicos were generally performed in public festivities with varied audiences. Compared with the royal pomp and verbal virtuosity of Calderón's Corpus Christi drama, for example, villancicos were performed in settings where there could be more proximity between people of different social strata.</text:p>
      <text:p text:style-name="Text_20_body">It is legitimate to ask, as José María Díez Borque has done for Calderonian drama, how much listeners could actually hear and understand of these complex performances.<text:note text:id="ftn54" text:note-class="footnote"><text:note-citation>55</text:note-citation><text:note-body><text:p text:style-name="Footnote">Jose Maria Diez Borque, “El Auto Sacramental Calderoniano Y Su Publico: Funciones Del Texto Cantado,” in <text:span text:style-name="T994">Calderon</text:span><text:span text:style-name="T995"> </text:span><text:span text:style-name="T996">and</text:span><text:span text:style-name="T997"> </text:span><text:span text:style-name="T998">the</text:span><text:span text:style-name="T999"> </text:span><text:span text:style-name="T1000">Baroque</text:span><text:span text:style-name="T1001"> </text:span><text:span text:style-name="T1002">Tradition</text:span>, ed. Kurt Levy, Jesus Ara, and Gethin Hughes (Waterloo, Ontario, Canada: Wilfred Laurier University Press, 1985), 49–68.</text:p></text:note-body></text:note> The same question should be asked of Italian opera, German sacred concertos, and English anthems of the same period. There are not, at present, sufficient sources to reconstruct the sociology of villancico audiences for all their varied performance contexts around the world. But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55" text:note-class="footnote"><text:note-citation>56</text:note-citation><text:note-body><text:p text:style-name="Footnote">Margit Frenk, <text:span text:style-name="T1003">Entre</text:span><text:span text:style-name="T1004"> </text:span><text:span text:style-name="T1005">La</text:span><text:span text:style-name="T1006"> </text:span><text:span text:style-name="T1007">Voz</text:span><text:span text:style-name="T1008"> </text:span><text:span text:style-name="T1009">Y</text:span><text:span text:style-name="T1010"> </text:span><text:span text:style-name="T1011">El</text:span><text:span text:style-name="T1012"> </text:span><text:span text:style-name="T1013">Silencio:</text:span><text:span text:style-name="T1014"> </text:span><text:span text:style-name="T1015">La</text:span><text:span text:style-name="T1016"> </text:span><text:span text:style-name="T1017">Lectura</text:span><text:span text:style-name="T1018"> </text:span><text:span text:style-name="T1019">En</text:span><text:span text:style-name="T1020"> </text:span><text:span text:style-name="T1021">Tiempos</text:span><text:span text:style-name="T1022"> </text:span><text:span text:style-name="T1023">de</text:span><text:span text:style-name="T1024"> </text:span><text:span text:style-name="T1025">Cervantes</text:span> (Madrid: Fondo de Cultura Económica, 2005).</text:p></text:note-body></text:note> And while we may not know exactly who listened to villancicos, the musical sources do tell us what they heard with a far greater degree of specificity than is possible for literature alone.</text:p>
      <text:p text:style-name="Text_20_body">Through vernacular poetry and likely also through musical style, the creators and performers of villancicos addressed a broad public audience. These pieces often represented complex theological concepts, but they made these concepts accessible in quite a different way than a theological treatise or even a sermon. As individual villancicos were repeated, and as conventional villancico types were performed at multiple festivals each year, these pieces must have shaped attitudes and beliefs in the broader community.</text:p>
      <text:h text:style-name="Heading_20_3" text:outline-level="3">Contests of the Senses and Early Modern Concepts of Sensation</text:h>
      <text:p text:style-name="First_20_paragraph">Two villancicos from Segovia in the later seventeenth century demonstrate how a sophisticated discourse on sensation and faith was presented through devotional music. The contest of the senses in Calderón's play is echoed in villancicos by successive chapelmasters at Segovia Cathedral. Miguel de Irízar was born in 1634 and served at Segovia from 1671 until his death in 1684. Jerónimo de Carrión, born in 1660, followed after Irízar in 1684 and died in 1721.<text:note text:id="ftn56" text:note-class="footnote"><text:note-citation>57</text:note-citation><text:note-body><text:p text:style-name="Footnote">José López-Calo, <text:span text:style-name="T1026">La</text:span><text:span text:style-name="T1027"> </text:span><text:span text:style-name="T1028">Música</text:span><text:span text:style-name="T1029"> </text:span><text:span text:style-name="T1030">En</text:span><text:span text:style-name="T1031"> </text:span><text:span text:style-name="T1032">La</text:span><text:span text:style-name="T1033"> </text:span><text:span text:style-name="T1034">Catedral</text:span><text:span text:style-name="T1035"> </text:span><text:span text:style-name="T1036">de</text:span><text:span text:style-name="T1037"> </text:span><text:span text:style-name="T1038">Segovia</text:span>, 2 vols. (Segovia: Diputación Provincial de Segovia, 1988).</text:p></text:note-body></text:note> Both chapelmasters set variants of the same villancico poem, <text:span text:style-name="T1039">Si</text:span><text:span text:style-name="T1040"> </text:span><text:span text:style-name="T1041">los</text:span><text:span text:style-name="T1042"> </text:span><text:span text:style-name="T1043">sentidos</text:span><text:span text:style-name="T1044"> </text:span><text:span text:style-name="T1045">queja</text:span><text:span text:style-name="T1046"> </text:span><text:span text:style-name="T1047">forman</text:span><text:span text:style-name="T1048"> </text:span><text:span text:style-name="T1049">del</text:span><text:span text:style-name="T1050"> </text:span><text:span text:style-name="T1051">Pan</text:span><text:span text:style-name="T1052"> </text:span><text:span text:style-name="T1053">divino</text:span>, which was attributed to Zaragoza poet Vicente Sánchez in the posthumous publication of his works in 1688.<text:note text:id="ftn57" text:note-class="footnote"><text:note-citation>58</text:note-citation><text:note-body><text:p text:style-name="Footnote">Vicente Sánchez, <text:span text:style-name="T1054">Lyra</text:span><text:span text:style-name="T1055"> </text:span><text:span text:style-name="T1056">Poética</text:span><text:span text:style-name="T1057"> </text:span><text:span text:style-name="T1058">de</text:span><text:span text:style-name="T1059"> </text:span><text:span text:style-name="T1060">Vicente</text:span><text:span text:style-name="T1061"> </text:span><text:span text:style-name="T1062">Sanchez,</text:span><text:span text:style-name="T1063"> </text:span><text:span text:style-name="T1064">Natvral</text:span><text:span text:style-name="T1065"> </text:span><text:span text:style-name="T1066">de</text:span><text:span text:style-name="T1067"> </text:span><text:span text:style-name="T1068">La</text:span><text:span text:style-name="T1069"> </text:span><text:span text:style-name="T1070">Imperial</text:span><text:span text:style-name="T1071"> </text:span><text:span text:style-name="T1072">Civdad</text:span><text:span text:style-name="T1073"> </text:span><text:span text:style-name="T1074">de</text:span><text:span text:style-name="T1075"> </text:span><text:span text:style-name="T1076">Zaragoza.</text:span><text:span text:style-name="T1077"> </text:span><text:span text:style-name="T1078">Obras</text:span><text:span text:style-name="T1079"> </text:span><text:span text:style-name="T1080">Posthvmas</text:span> (Zaragoza, 1688).</text:p></text:note-body></text:note></text:p>
      <text:p text:style-name="Text_20_body">The Segovia Cathedral archive preserves manuscript performing parts for both settings along with Irízar's draft score for his version. Irízar corresponded with a peninsular network of musicians, often about exchanging villancico poetry; he probably received this poem from a colleague in Zaragoza. He drafted his scores on the backsides and in the margins of these letters in makeshift notebooks.<text:note text:id="ftn58" text:note-class="footnote"><text:note-citation>59</text:note-citation><text:note-body><text:p text:style-name="Footnote">The performing parts for Irízar's setting are in E-SE: 5/32; those for Carrión's are in E-SE: 28/25. Irízar's letters and compositional process will be discussed further in a later chapter. See also José López-Calo, “Corresponsales de Miguel de Irízar,” <text:span text:style-name="T1081">Anuario</text:span><text:span text:style-name="T1082"> </text:span><text:span text:style-name="T1083">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084">Journal</text:span><text:span text:style-name="T1085"> </text:span><text:span text:style-name="T1086">of</text:span><text:span text:style-name="T1087"> </text:span><text:span text:style-name="T1088">the</text:span><text:span text:style-name="T1089"> </text:span><text:span text:style-name="T1090">Institute</text:span><text:span text:style-name="T1091"> </text:span><text:span text:style-name="T1092">of</text:span><text:span text:style-name="T1093"> </text:span><text:span text:style-name="T1094">Romance</text:span><text:span text:style-name="T1095"> </text:span><text:span text:style-name="T1096">Studies</text:span> 8 (1998): 79–89.</text:p></text:note-body></text:note> </text:p>
      <text:p text:style-name="Text_20_body">The estribillo invites hearers to imagine the senses "filing a complaint" against the bread of the Eucharist because "what they sense is not by faith consented"---playing on <text:span text:style-name="T1097">sentido</text:span>, the word for sense. Each of the coplas treats a different sense, following nearly the same order as in Calderón's play: Sight comes first, followed by Touch; next are Taste and Smell, and Hearing comes last (<text:span text:style-name="Source_Text">[ref:table:senses-order]</text:span>).</text:p>
      <text:p text:style-name="Text_20_body"><text:span text:style-name="Source_Text">[float:table:senses-order]</text:span></text:p>
      <text:p text:style-name="Text_20_body">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text:span text:style-name="T1098">Phisica,</text:span><text:span text:style-name="T1099"> </text:span><text:span text:style-name="T1100">Speculatio</text:span> by an Augustinian friar in New Spain, Alphonsus à Veracruce.<text:note text:id="ftn59" text:note-class="footnote"><text:note-citation>60</text:note-citation><text:note-body><text:p text:style-name="Footnote">Alphonsus à Veracruce, <text:span text:style-name="T1101">Phisica,</text:span><text:span text:style-name="T1102"> </text:span><text:span text:style-name="T1103">Specvlatio</text:span> (Mexico City, 1557).</text:p></text:note-body></text:note> Veracruce summarizes the traditional Catholic teaching, which drew on Aristotle as interpreted by Thomas Aquinas. Veracruce's Latin treatise accords with Fray Luis de Granada's widely read Spanish <text:span text:style-name="T1104">Introduction</text:span><text:span text:style-name="T1105"> </text:span><text:span text:style-name="T1106">to</text:span><text:span text:style-name="T1107"> </text:span><text:span text:style-name="T1108">the</text:span><text:span text:style-name="T1109"> </text:span><text:span text:style-name="T1110">Creed</text:span> of 1583.<text:note text:id="ftn60" text:note-class="footnote"><text:note-citation>61</text:note-citation><text:note-body><text:p text:style-name="Footnote">Fray Luis de Granada, <text:span text:style-name="T1111">Introducción</text:span><text:span text:style-name="T1112"> </text:span><text:span text:style-name="T1113">del</text:span><text:span text:style-name="T1114"> </text:span><text:span text:style-name="T1115">símbolo</text:span><text:span text:style-name="T1116"> </text:span><text:span text:style-name="T1117">de</text:span><text:span text:style-name="T1118"> </text:span><text:span text:style-name="T1119">la</text:span><text:span text:style-name="T1120"> </text:span><text:span text:style-name="T1121">fe</text:span>, Biblioteca de autores españoles 6 (Madrid: M. Rivadeneyra, 1871); Fray Luis de Granada, <text:span text:style-name="T1122">Introducción</text:span><text:span text:style-name="T1123"> </text:span><text:span text:style-name="T1124">del</text:span><text:span text:style-name="T1125"> </text:span><text:span text:style-name="T1126">Símbolo</text:span><text:span text:style-name="T1127"> </text:span><text:span text:style-name="T1128">de</text:span><text:span text:style-name="T1129"> </text:span><text:span text:style-name="T1130">la</text:span><text:span text:style-name="T1131"> </text:span><text:span text:style-name="T1132">Fe</text:span><text:span text:style-name="T1133"> </text:span><text:span text:style-name="T1134">[Pt.</text:span><text:span text:style-name="T1135"> </text:span><text:span text:style-name="T1136">1]</text:span>, ed. José María Balcells (Madrid: Cátedra, 1989).</text:p></text:note-body></text:note></text:p>
      <text:p text:style-name="Text_20_body"><text:span text:style-name="Source_Text">[Ref:table_senses-fray-luis]</text:span> shows how Fray Luis explains the relationship of the five exterior senses to the interior senses, including the affective faculty, in which the sensory stimuli interacted with the balance of bodily humors.<text:note text:id="ftn61" text:note-class="footnote"><text:note-citation>62</text:note-citation><text:note-body><text:p text:style-name="Footnote">Luis de Granada, <text:span text:style-name="T1137">Introducción</text:span><text:span text:style-name="T1138"> </text:span><text:span text:style-name="T1139">del</text:span><text:span text:style-name="T1140"> </text:span><text:span text:style-name="T1141">Símbolo</text:span><text:span text:style-name="T1142"> </text:span><text:span text:style-name="T1143">de</text:span><text:span text:style-name="T1144"> </text:span><text:span text:style-name="T1145">la</text:span><text:span text:style-name="T1146"> </text:span><text:span text:style-name="T1147">Fe</text:span><text:span text:style-name="T1148"> </text:span><text:span text:style-name="T1149">[Pt.</text:span><text:span text:style-name="T1150"> </text:span><text:span text:style-name="T1151">1]</text:span>, ch. 27--35, pp. 439--494.</text:p></text:note-body></text:note> The five exterior senses mediated between the outside world and the interior senses by means of the ethereal <text:span text:style-name="T1152">spiritus</text:span><text:span text:style-name="T1153"> </text:span><text:span text:style-name="T1154">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text:span text:style-name="T1155">ánima</text:span><text:span text:style-name="T1156"> </text:span><text:span text:style-name="T1157">sensitiva</text:span>, the sensing, reasoning soul. In addition to these senses the <text:span text:style-name="T1158">ánima</text:span><text:span text:style-name="T1159"> </text:span><text:span text:style-name="T1160">sensitiva</text:span> possessed an affective faculty, in which the balance of humors in the body interacted with the interior and exterior senses to produce different "passions" or "affects" (Fray Luis uses <text:span text:style-name="T1161">pasiones</text:span> and <text:span text:style-name="T1162">afectos</text:span> interchangeably). Based on a fundamental dichotomy like magnetism between attraction and repulsion, this "concupiscible" part of the soul experienced three primary pairs of passions: love and hate, desire and fear, joy and sadness.</text:p>
      <text:p text:style-name="Text_20_body"><text:span text:style-name="Source_Text">[float:table_senses-fray-luis]</text:span></text:p>
      <text:p text:style-name="Text_20_body">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2" text:note-class="footnote"><text:note-citation>63</text:note-citation><text:note-body><text:p text:style-name="Footnote">Calderón de la Barca, <text:span text:style-name="T1163">El</text:span><text:span text:style-name="T1164"> </text:span><text:span text:style-name="T1165">Nuevo</text:span><text:span text:style-name="T1166"> </text:span><text:span text:style-name="T1167">Palacio</text:span>, ll. 577--582.</text:p></text:note-body></text:note> But Hearing hears a person's voice, not the person directly, as Calderón's text continues: "But what Hearing hears/ is only a fleeting echo,/ born of a distant voice/ without a known object."<text:note text:id="ftn63" text:note-class="footnote"><text:note-citation>64</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4" text:note-class="footnote"><text:note-citation>65</text:note-citation><text:note-body><text:p text:style-name="Footnote">Irízar alone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3" text:outline-level="3">Staging the Contest in Sound: Irízar and Carrión at Segovia Cathedral</text:h>
      <text:p text:style-name="First_20_paragraph">The two surviving settings of <text:span text:style-name="T1168">Si</text:span><text:span text:style-name="T1169"> </text:span><text:span text:style-name="T1170">los</text:span><text:span text:style-name="T1171"> </text:span><text:span text:style-name="T1172">sentidos</text:span> by Irízar and Carrión stage this contest of the senses in sound. Their contrasting styles invite different types of involvement from listeners. In the earlier setting, for Corpus Christi 1674 at Segovia Cathedral (<text:span text:style-name="Source_Text">[ref:music:Irizar-Si_los_sentidos]</text:span>), Miguel de Irízar creates a musical competition in grand festival style by pitting his two four-voice choirs against each other in polychoral dialogue.<text:note text:id="ftn65" text:note-class="footnote"><text:note-citation>66</text:note-citation><text:note-body><text:p text:style-name="Footnote">Andrew A. Cashner, ed., <text:span text:style-name="T1173">Villancicos</text:span><text:span text:style-name="T1174"> </text:span><text:span text:style-name="T1175">About</text:span><text:span text:style-name="T1176"> </text:span><text:span text:style-name="T1177">Music</text:span><text:span text:style-name="T1178"> </text:span><text:span text:style-name="T1179">from</text:span><text:span text:style-name="T1180"> </text:span><text:span text:style-name="T1181">Seventeenth-Century</text:span><text:span text:style-name="T1182"> </text:span><text:span text:style-name="T1183">Spain</text:span><text:span text:style-name="T1184"> </text:span><text:span text:style-name="T1185">and</text:span><text:span text:style-name="T1186"> </text:span><text:span text:style-name="T1187">New</text:span><text:span text:style-name="T1188"> </text:span><text:span text:style-name="T1189">Spain</text:span>, Web Library of Seventeenth-Century Music 32 (Society for Seventeenth-Century Music, 2017), <text:a xlink:type="simple" xlink:href="http://www.sscm-wlscm.org/" office:name=""><text:span text:style-name="Definition">http://www.sscm-wlscm.org/</text:span></text:a>. E-SE: 5/32 is the manuscript performing parts in a copyist's hand, while E-SE: 18/19 is the draft score in Irízar's hand, and includes the heading, "Fiesta del SSantissimo de este año del 1674.".</text:p></text:note-body></text:note> </text:p>
      <text:p text:style-name="Text_20_body">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190">no</text:span><text:span text:style-name="T1191"> </text:span><text:span text:style-name="T1192">se</text:span><text:span text:style-name="T1193"> </text:span><text:span text:style-name="T1194">den</text:span><text:span text:style-name="T1195"> </text:span><text:span text:style-name="T1196">por</text:span><text:span text:style-name="T1197"> </text:span><text:span text:style-name="T1198">sentidos</text:span> becomes <text:span text:style-name="T1199">no</text:span><text:span text:style-name="T1200"> </text:span><text:span text:style-name="T1201">se</text:span><text:span text:style-name="T1202"> </text:span><text:span text:style-name="T1203">den</text:span> and then <text:span text:style-name="T1204">no,</text:span><text:span text:style-name="T1205"> </text:span><text:span text:style-name="T1206">no</text:span>.</text:p>
      <text:p text:style-name="Text_20_body"><text:span text:style-name="Source_Text">[float:music:Irizar-Si_los_sentidos]</text:span></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text:span text:style-name="T1207">no</text:span> on normally weak beats (mm. 13--14). When Irízar returns to duple meter in m. 18, the voices move in smaller note values (<text:span text:style-name="T1208">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209">no</text:span><text:span text:style-name="T1210"> </text:span><text:span text:style-name="T1211">se</text:span><text:span text:style-name="T1212"> </text:span><text:span text:style-name="T1213">den</text:span><text:span text:style-name="T1214"> </text:span><text:span text:style-name="T1215">por</text:span><text:span text:style-name="T1216"> </text:span><text:span text:style-name="T1217">sentidos</text:span><text:span text:style-name="T1218"> </text:span><text:span text:style-name="T1219">los</text:span><text:span text:style-name="T1220"> </text:span><text:span text:style-name="T1221">sentidos</text:span> in mm. 24--32. The estribillo builds to a climactic <text:span text:style-name="T1222">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223">batallas</text:span> for organ as well as other villancicos on military themes.<text:note text:id="ftn66" text:note-class="footnote"><text:note-citation>67</text:note-citation><text:note-body><text:p text:style-name="Footnote"><text:span text:style-name="T1224">Grove</text:span><text:span text:style-name="T1225"> </text:span><text:span text:style-name="T1226">Music</text:span><text:span text:style-name="T1227"> </text:span><text:span text:style-name="T1228">Online</text:span>, Oxford Music Online (Oxford: Oxford University Press, 2016), s. v. <text:span text:style-name="T1229">battle</text:span><text:span text:style-name="T1230"> </text:span><text:span text:style-name="T1231">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232">Huerto</text:span><text:span text:style-name="T1233"> </text:span><text:span text:style-name="T1234">ameno</text:span><text:span text:style-name="T1235"> </text:span><text:span text:style-name="T1236">de</text:span><text:span text:style-name="T1237"> </text:span><text:span text:style-name="T1238">flores</text:span><text:span text:style-name="T1239"> </text:span><text:span text:style-name="T1240">de</text:span><text:span text:style-name="T1241"> </text:span><text:span text:style-name="T1242">música</text:span> (Madrid, 1709). Another villancico in this style is Antonio de Salazar's <text:span text:style-name="T1243">Al</text:span><text:span text:style-name="T1244"> </text:span><text:span text:style-name="T1245">campo,</text:span><text:span text:style-name="T1246"> </text:span><text:span text:style-name="T1247">a</text:span><text:span text:style-name="T1248"> </text:span><text:span text:style-name="T1249">la</text:span><text:span text:style-name="T1250"> </text:span><text:span text:style-name="T1251">batalla</text:span> (MEX-Mc: A28).</text:p></text:note-body></text:note></text:p>
      <text:p text:style-name="Text_20_body">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syncopations on <text:span text:style-name="T1252">no</text:span><text:span text:style-name="T1253"> </text:span><text:span text:style-name="T1254">se</text:span><text:span text:style-name="T1255"> </text:span><text:span text:style-name="T1256">den</text:span><text:span text:style-name="T1257"> </text:span><text:span text:style-name="T1258">por</text:span><text:span text:style-name="T1259"> </text:span><text:span text:style-name="T1260">sentidos</text:span><text:span text:style-name="T1261"> </text:span><text:span text:style-name="T1262">los</text:span><text:span text:style-name="T1263"> </text:span><text:span text:style-name="T1264">sentidos</text:span>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text:span text:style-name="Source_Text">[ref:music:Carrion-Si_los_sentidos]</text:span>).<text:note text:id="ftn67" text:note-class="footnote"><text:note-citation>68</text:note-citation><text:note-body><text:p text:style-name="Footnote">E-SE: 20/5; Cashner, <text:span text:style-name="T1265">Villancicos</text:span><text:span text:style-name="T1266"> </text:span><text:span text:style-name="T1267">About</text:span><text:span text:style-name="T1268"> </text:span><text:span text:style-name="T1269">Music</text:span>.</text:p></text:note-body></text:note></text:p>
      <text:p text:style-name="Text_20_body"><text:span text:style-name="Source_Text">[float:music:Carrion-Si_los_sentidos]</text:span></text:p>
      <text:p text:style-name="Text_20_body">Carrión was capable of the festival style, as in his <text:span text:style-name="T1270">Qué</text:span><text:span text:style-name="T1271"> </text:span><text:span text:style-name="T1272">destemplada</text:span><text:span text:style-name="T1273"> </text:span><text:span text:style-name="T1274">armonía</text:span> (E-SE: 20/5), which almost takes on the dimensions of a <text:span text:style-name="T1275">cantada</text:span>. But this setting fits more in the subgenre of <text:span text:style-name="T1276">tono</text:span><text:span text:style-name="T1277"> </text:span><text:span text:style-name="T1278">divino</text:span> or chamber villancico, a continuo song used in more intimate settings like Eucharistic devotion.<text:note text:id="ftn68" text:note-class="footnote"><text:note-citation>69</text:note-citation><text:note-body><text:p text:style-name="Footnote">See, for example, Luis Robledo Estaire, ed., <text:span text:style-name="T1279">Tonos</text:span><text:span text:style-name="T1280"> </text:span><text:span text:style-name="T1281">a</text:span><text:span text:style-name="T1282"> </text:span><text:span text:style-name="T1283">Lo</text:span><text:span text:style-name="T1284"> </text:span><text:span text:style-name="T1285">Divino</text:span><text:span text:style-name="T1286"> </text:span><text:span text:style-name="T1287">Y</text:span><text:span text:style-name="T1288"> </text:span><text:span text:style-name="T1289">a</text:span><text:span text:style-name="T1290"> </text:span><text:span text:style-name="T1291">Lo</text:span><text:span text:style-name="T1292"> </text:span><text:span text:style-name="T1293">Humano</text:span><text:span text:style-name="T1294"> </text:span><text:span text:style-name="T1295">En</text:span><text:span text:style-name="T1296"> </text:span><text:span text:style-name="T1297">El</text:span><text:span text:style-name="T1298"> </text:span><text:span text:style-name="T1299">Madrid</text:span><text:span text:style-name="T1300"> </text:span><text:span text:style-name="T1301">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The dialogue and rivalry of the poetic text happens now not through polychoral effects but through motivic exchanges between voice and accompaniment. Instead of metrical contrasts from one section to the next, Carrión creates rhythmic contrasts between simultaneous voices. Carrión dramatizes <text:span text:style-name="T1302">queja</text:span> (m. 4) with a metrical disagreement between the two voices (normal ternary motion versus the voice's sesquialtera). The descending pattern of leaps for <text:span text:style-name="T1303">porque</text:span><text:span text:style-name="T1304"> </text:span><text:span text:style-name="T1305">lo</text:span><text:span text:style-name="T1306"> </text:span><text:span text:style-name="T1307">que</text:span><text:span text:style-name="T1308"> </text:span><text:span text:style-name="T1309">ellos</text:span><text:span text:style-name="T1310"> </text:span><text:span text:style-name="T1311">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312">no</text:span><text:span text:style-name="T1313"> </text:span><text:span text:style-name="T1314">se</text:span><text:span text:style-name="T1315"> </text:span><text:span text:style-name="T1316">den</text:span> (m. 32) contrast with the downward leaping motive of the opening (on <text:span text:style-name="T1317">sentidos</text:span>, m. 1).</text:p>
      <text:p text:style-name="Text_20_body">The similarities between these two settings of <text:span text:style-name="T1318">Si</text:span><text:span text:style-name="T1319"> </text:span><text:span text:style-name="T1320">los</text:span><text:span text:style-name="T1321"> </text:span><text:span text:style-name="T1322">sentidos</text:span> demonstrate the persistence of concerns about the hearing's role in faith. Meanwhile the differences between versions reflect different styles not only of composition but of devotional practice. Irízar and Carrión take a verbal discourse on sensation and faith, in which music is the paradigm of something that pleases the ear, and bring it to life through actual music. Thus the pieces seem designed to teach listeners how to hear music even as they are listening---they accommodate hearing while training it, as the catechism says.</text:p>
      <text:h text:style-name="Heading_20_3" text:outline-level="3">Sensory Confusion</text:h>
      <text:p text:style-name="First_20_paragraph">While the <text:span text:style-name="T1323">Si</text:span><text:span text:style-name="T1324"> </text:span><text:span text:style-name="T1325">los</text:span><text:span text:style-name="T1326"> </text:span><text:span text:style-name="T1327">sentidos</text:span> villancicos may not project as much uncertainty about sensation and faith as does Calderón's <text:span text:style-name="T1328">El</text:span><text:span text:style-name="T1329"> </text:span><text:span text:style-name="T1330">nuevo</text:span><text:span text:style-name="T1331"> </text:span><text:span text:style-name="T1332">palacio</text:span><text:span text:style-name="T1333"> </text:span><text:span text:style-name="T1334">del</text:span><text:span text:style-name="T1335"> </text:span><text:span text:style-name="T1336">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ext:span text:style-name="T1337">trompe</text:span><text:span text:style-name="T1338"> </text:span><text:span text:style-name="T1339">l'oeil</text:span> effects in visual art, like the illusion of the heavens opening in the <text:span text:style-name="T1340">Transparente</text:span> of Toledo Cathedral (by Narciso Tomé, 1732) or the false domes painted by Andrea Pozzo and his students on Jesuit church ceilings from Rome to China.<text:note text:id="ftn69" text:note-class="footnote"><text:note-citation>70</text:note-citation><text:note-body><text:p text:style-name="Footnote"><text:span text:style-name="T1341">Grove</text:span><text:span text:style-name="T1342"> </text:span><text:span text:style-name="T1343">Art</text:span><text:span text:style-name="T1344"> </text:span><text:span text:style-name="T1345">Online,</text:span><text:span text:style-name="T1346"> </text:span><text:span text:style-name="T1347">Oxford</text:span><text:span text:style-name="T1348"> </text:span><text:span text:style-name="T1349">Art</text:span><text:span text:style-name="T1350"> </text:span><text:span text:style-name="T1351">Online</text:span>, n.d., s. v. <text:span text:style-name="T1352">Tomé,</text:span><text:span text:style-name="T1353"> </text:span><text:span text:style-name="T1354">Narciso</text:span>; Bailey, <text:span text:style-name="T1355">Art</text:span><text:span text:style-name="T1356"> </text:span><text:span text:style-name="T1357">on</text:span><text:span text:style-name="T1358"> </text:span><text:span text:style-name="T1359">the</text:span><text:span text:style-name="T1360"> </text:span><text:span text:style-name="T1361">Jesuit</text:span><text:span text:style-name="T1362"> </text:span><text:span text:style-name="T1363">Missions</text:span>, 110.</text:p></text:note-body></text:note></text:p>
      <text:p text:style-name="Text_20_body">Villancicos with "synesthetic" topics mismatch the sense in the spirit of paradox and enigma.<text:note text:id="ftn70" text:note-class="footnote"><text:note-citation>71</text:note-citation><text:note-body><text:p text:style-name="Footnote">Ursula Doetsch Kraus, <text:span text:style-name="T1364">La</text:span><text:span text:style-name="T1365"> </text:span><text:span text:style-name="T1366">Sinestesia</text:span><text:span text:style-name="T1367"> </text:span><text:span text:style-name="T1368">En</text:span><text:span text:style-name="T1369"> </text:span><text:span text:style-name="T1370">La</text:span><text:span text:style-name="T1371"> </text:span><text:span text:style-name="T1372">Poesía</text:span><text:span text:style-name="T1373"> </text:span><text:span text:style-name="T1374">Española:</text:span><text:span text:style-name="T1375"> </text:span><text:span text:style-name="T1376">Desde</text:span><text:span text:style-name="T1377"> </text:span><text:span text:style-name="T1378">La</text:span><text:span text:style-name="T1379"> </text:span><text:span text:style-name="T1380">Edad</text:span><text:span text:style-name="T1381"> </text:span><text:span text:style-name="T1382">Media</text:span><text:span text:style-name="T1383"> </text:span><text:span text:style-name="T1384">Hasta</text:span><text:span text:style-name="T1385"> </text:span><text:span text:style-name="T1386">Mediados</text:span><text:span text:style-name="T1387"> </text:span><text:span text:style-name="T1388">Del</text:span><text:span text:style-name="T1389"> </text:span><text:span text:style-name="T1390">Siglo</text:span><text:span text:style-name="T1391"> </text:span><text:span text:style-name="T1392">Xix;</text:span><text:span text:style-name="T1393"> </text:span><text:span text:style-name="T1394">Un</text:span><text:span text:style-name="T1395"> </text:span><text:span text:style-name="T1396">Enfoque</text:span><text:span text:style-name="T1397"> </text:span><text:span text:style-name="T1398">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399">Porque</text:span><text:span text:style-name="T1400"> </text:span><text:span text:style-name="T1401">cuando</text:span><text:span text:style-name="T1402"> </text:span><text:span text:style-name="T1403">las</text:span><text:span text:style-name="T1404"> </text:span><text:span text:style-name="T1405">voces</text:span><text:span text:style-name="T1406"> </text:span><text:span text:style-name="T1407">puedan</text:span><text:span text:style-name="T1408"> </text:span><text:span text:style-name="T1409">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1" text:note-class="footnote"><text:note-citation>72</text:note-citation><text:note-body><text:p text:style-name="Footnote">D-Mbs: Mus. ms. 2893, edition in Cabero Pueyo, <text:span text:style-name="T1410">Der</text:span><text:span text:style-name="T1411"> </text:span><text:span text:style-name="T1412">Villancico</text:span>, 567--568.</text:p></text:note-body></text:note> Galán's text exhorts listeners to "hear the bird" and "see the voice." The visual language in this villancicos evokes the common iconography of the Holy Spirit as a dove surrounded by golden rays, such as may be seen in the Monastery of the Encarnación in Madrid, where the Royal Chapel frequently performed.<text:note text:id="ftn72" text:note-class="footnote"><text:note-citation>73</text:note-citation><text:note-body><text:p text:style-name="Footnote">Ana García Sanz and Leticia Sánchez Hernández, <text:span text:style-name="T1413">Monasterios</text:span><text:span text:style-name="T1414"> </text:span><text:span text:style-name="T1415">de</text:span><text:span text:style-name="T1416"> </text:span><text:span text:style-name="T1417">Las</text:span><text:span text:style-name="T1418"> </text:span><text:span text:style-name="T1419">Descalzas</text:span><text:span text:style-name="T1420"> </text:span><text:span text:style-name="T1421">Reales</text:span><text:span text:style-name="T1422"> </text:span><text:span text:style-name="T1423">Y</text:span><text:span text:style-name="T1424"> </text:span><text:span text:style-name="T1425">de</text:span><text:span text:style-name="T1426"> </text:span><text:span text:style-name="T1427">La</text:span><text:span text:style-name="T1428"> </text:span><text:span text:style-name="T1429">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text:note text:id="ftn73" text:note-class="footnote"><text:note-citation>74</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430">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431">¡Oigan!</text:span> and <text:span text:style-name="T1432">¡Miran!</text:span> in sesquialtera rhythm.</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text:span text:style-name="Source_Text">ref:figure:Galan-Oigan-coloratio</text:span>).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Text_20_body"><text:span text:style-name="Source_Text">[float:figure:Galan-Oigan-coloratio]</text:span></text:p>
      <text:p text:style-name="Text_20_body">In texture Galán plays with <text:span text:style-name="T1433">qué</text:span><text:span text:style-name="T1434"> </text:span><text:span text:style-name="T1435">equivocación</text:span> literally by setting these words to an equal-voiced fugato on a long ascending scalar figure (starting with the Tiple II's stepwise ascent A<text:span text:style-name="T1436">4</text:span>--G<text:span text:style-name="T1437">5</text:span>). The sudden outburst of polyphonic texture in the midst of primarily homophonic polychoral dialogue could create a more affective sense of confusion as well. As the estribillo continues, Galán increasingly mixes up the music for <text:span text:style-name="T1438">Oigan</text:span><text:span text:style-name="T1439"> </text:span><text:span text:style-name="T1440">todos</text:span><text:span text:style-name="T1441"> </text:span><text:span text:style-name="T1442">del</text:span><text:span text:style-name="T1443"> </text:span><text:span text:style-name="T1444">ave</text:span>, the sesquialtera interjections, and the contrapuntal texture of <text:span text:style-name="T1445">qué</text:span><text:span text:style-name="T1446"> </text:span><text:span text:style-name="T1447">equivocación</text:span>, between the various choirs.</text:p>
      <text:p text:style-name="Text_20_body">Pieces like this describe and seek to incite a condition of sensory overload, an ecstasy in which all the senses blend together in the effort to grasp something that is beyond them.<text:note text:id="ftn74" text:note-class="footnote"><text:note-citation>75</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2" text:outline-level="2">Impaired Hearers, Incompetent Teachers: "Villancicos of the Deaf"</text:h>
      <text:p text:style-name="First_20_paragraph">The problem of lacking the capacity for faithful hearing is evident in villancicos that represent deaf characters. The final section of this chapter presents two <text:span text:style-name="T1448">villancicos</text:span><text:span text:style-name="T1449"> </text:span><text:span text:style-name="T1450">de</text:span><text:span text:style-name="T1451"> </text:span><text:span text:style-name="T1452">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3" text:outline-level="3">Laughing at the Deaf: Juan Gutiérrez de Padilla (Puebla, 1651)</text:h>
      <text:p text:style-name="First_20_paragraph">In a piece labeled <text:span text:style-name="T1453">sordo</text:span> in the partbooks, Juan Gutiérrez de Padilla creates a comic dialogue between a religious teacher and a "deaf" man named Toribio. The villancico, which begins <text:span text:style-name="T1454">Óyeme,</text:span><text:span text:style-name="T1455"> </text:span><text:span text:style-name="T1456">Toribio</text:span> and is labeled as a "Dúo con bajón," was performed in Matins for Christmas at Puebla Cathedral in 1651.<text:note text:id="ftn75" text:note-class="footnote"><text:note-citation>76</text:note-citation><text:note-body><text:p text:style-name="Footnote">MEX-Pc: Leg. 1/2; E. Thomas Stanford, <text:span text:style-name="T1457">Catálogo</text:span><text:span text:style-name="T1458"> </text:span><text:span text:style-name="T1459">de</text:span><text:span text:style-name="T1460"> </text:span><text:span text:style-name="T1461">Los</text:span><text:span text:style-name="T1462"> </text:span><text:span text:style-name="T1463">Acervos</text:span><text:span text:style-name="T1464"> </text:span><text:span text:style-name="T1465">Musicales</text:span><text:span text:style-name="T1466"> </text:span><text:span text:style-name="T1467">de</text:span><text:span text:style-name="T1468"> </text:span><text:span text:style-name="T1469">Las</text:span><text:span text:style-name="T1470"> </text:span><text:span text:style-name="T1471">Catedrales</text:span><text:span text:style-name="T1472"> </text:span><text:span text:style-name="T1473">Metropolitanas</text:span><text:span text:style-name="T1474"> </text:span><text:span text:style-name="T1475">de</text:span><text:span text:style-name="T1476"> </text:span><text:span text:style-name="T1477">México</text:span><text:span text:style-name="T1478"> </text:span><text:span text:style-name="T1479">Y</text:span><text:span text:style-name="T1480"> </text:span><text:span text:style-name="T1481">Puebla</text:span><text:span text:style-name="T1482"> </text:span><text:span text:style-name="T1483">Y</text:span><text:span text:style-name="T1484"> </text:span><text:span text:style-name="T1485">de</text:span><text:span text:style-name="T1486"> </text:span><text:span text:style-name="T1487">La</text:span><text:span text:style-name="T1488"> </text:span><text:span text:style-name="T1489">Biblioteca</text:span><text:span text:style-name="T1490"> </text:span><text:span text:style-name="T1491">Nacional</text:span><text:span text:style-name="T1492"> </text:span><text:span text:style-name="T1493">de</text:span><text:span text:style-name="T1494"> </text:span><text:span text:style-name="T1495">Antropología</text:span><text:span text:style-name="T1496"> </text:span><text:span text:style-name="T1497">E</text:span><text:span text:style-name="T1498"> </text:span><text:span text:style-name="T1499">Historia</text:span><text:span text:style-name="T1500"> </text:span><text:span text:style-name="T1501">Y</text:span><text:span text:style-name="T1502"> </text:span><text:span text:style-name="T1503">Otras</text:span><text:span text:style-name="T1504"> </text:span><text:span text:style-name="T1505">Colecciones</text:span><text:span text:style-name="T1506"> </text:span><text:span text:style-name="T1507">Menores</text:span> (Mexico City: Instituto Nacional de Antropología e Historia, 2002); Lincoln B. Spiess and Thomas Stanford, eds., <text:span text:style-name="T1508">Archivo</text:span><text:span text:style-name="T1509"> </text:span><text:span text:style-name="T1510">de</text:span><text:span text:style-name="T1511"> </text:span><text:span text:style-name="T1512">Música</text:span><text:span text:style-name="T1513"> </text:span><text:span text:style-name="T1514">Sacra</text:span><text:span text:style-name="T1515"> </text:span><text:span text:style-name="T1516">de</text:span><text:span text:style-name="T1517"> </text:span><text:span text:style-name="T1518">La</text:span><text:span text:style-name="T1519"> </text:span><text:span text:style-name="T1520">Catedral</text:span><text:span text:style-name="T1521"> </text:span><text:span text:style-name="T1522">de</text:span><text:span text:style-name="T1523"> </text:span><text:span text:style-name="T1524">Puebla</text:span> (Mexico City, 1967).</text:p></text:note-body></text:note></text:p>
      <text:p text:style-name="Text_20_body">It is part of Padilla's earliest surviving Christmas cycle for the new cathedral, which had been consecrated in 1649.<text:note text:id="ftn76" text:note-class="footnote"><text:note-citation>77</text:note-citation><text:note-body><text:p text:style-name="Footnote">Another villancico by Padilla is discussed in the next chapter. See also Cashner, “Playing Cards at the Eucharistic Table”; Gustavo Mauleón Rodríguez, ed., <text:span text:style-name="T1525">Juan</text:span><text:span text:style-name="T1526"> </text:span><text:span text:style-name="T1527">Gutiérrez</text:span><text:span text:style-name="T1528"> </text:span><text:span text:style-name="T1529">de</text:span><text:span text:style-name="T1530"> </text:span><text:span text:style-name="T1531">Padilla</text:span><text:span text:style-name="T1532"> </text:span><text:span text:style-name="T1533">Y</text:span><text:span text:style-name="T1534"> </text:span><text:span text:style-name="T1535">La</text:span><text:span text:style-name="T1536"> </text:span><text:span text:style-name="T1537">época</text:span><text:span text:style-name="T1538"> </text:span><text:span text:style-name="T1539">Palafoxiana</text:span> (Puebla: Gobierno del Estado de Puebla, Secretaría de Cultura, 2010).</text:p></text:note-body></text:note></text:p>
      <text:p text:style-name="Text_20_body">Though two key partbooks are missing, including the Tenor I part who played the deaf man, the dialogue can be reconstructed because the lyrics of the deaf man's part were written in the surviving bass part.<text:note text:id="ftn77" text:note-class="footnote"><text:note-citation>78</text:note-citation><text:note-body><text:p text:style-name="Footnote">The friar was played by the Altus I. The friar was probably accompanied by the Bassus I on <text:span text:style-name="T1540">bajón</text:span>, but this partbook is missing. The deaf man was played by the Tenor I, but this partbook is missing. The deaf man was accompanied by the Bassus II on <text:span text:style-name="T154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Playing with a conventional villancico type of a dialogue between a <text:span text:style-name="T1542">docto</text:span> and a <text:span text:style-name="T1543">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text:span text:style-name="Source_Text">[ref:music:Padilla-Sordo-intro]</text:span>). Rhythmically, Padilla gives each singer a distinct "accent" in music: the friar's musical speech is more fluent and sophisticated, while the deaf man's speech is halting and clumsy, such as his questions "Eh? eh?" on an offbeat figure.</text:p>
      <text:p text:style-name="Text_20_body"><text:span text:style-name="Source_Text">[float:music:Padilla-Sordo-intro]</text:span></text:p>
      <text:p text:style-name="Text_20_body">Padilla illustrates the men's disagreement by having them fail to concur on where to cadence. Given the one-flat <text:span text:style-name="T1544">cantus</text:span><text:span text:style-name="T1545"> </text:span><text:span text:style-name="T1546">mollis</text:span> signature, the cadence points articulated by the extant bass part, and the final on F, Padilla probably would have categorized this piece as mode 11 or 12.<text:note text:id="ftn78" text:note-class="footnote"><text:note-citation>79</text:note-citation><text:note-body><text:p text:style-name="Footnote">Cerone, <text:span text:style-name="T1547">El</text:span><text:span text:style-name="T1548"> </text:span><text:span text:style-name="T1549">Melopeo</text:span><text:span text:style-name="T1550"> </text:span><text:span text:style-name="T1551">Y</text:span><text:span text:style-name="T1552"> </text:span><text:span text:style-name="T1553">Maestro</text:span>, 873--882; Cristle Collins Judd, “Renaissance Modal Theory: Theoretical, Compositional, and Editorial Perspectives,” in <text:span text:style-name="T1554">The</text:span><text:span text:style-name="T1555"> </text:span><text:span text:style-name="T1556">Cambridge</text:span><text:span text:style-name="T1557"> </text:span><text:span text:style-name="T1558">History</text:span><text:span text:style-name="T1559"> </text:span><text:span text:style-name="T1560">of</text:span><text:span text:style-name="T1561"> </text:span><text:span text:style-name="T1562">Western</text:span><text:span text:style-name="T1563"> </text:span><text:span text:style-name="T1564">Music</text:span><text:span text:style-name="T1565"> </text:span><text:span text:style-name="T1566">History</text:span>, ed. Thomas Christensen (Cambridge: Cambridge University Press, 2002), 364–406; Gregory Barnett, “Tonal Organization in Seventeenth-Century Music Theory,” in <text:span text:style-name="T1567">The</text:span><text:span text:style-name="T1568"> </text:span><text:span text:style-name="T1569">Cambridge</text:span><text:span text:style-name="T1570"> </text:span><text:span text:style-name="T1571">History</text:span><text:span text:style-name="T1572"> </text:span><text:span text:style-name="T1573">of</text:span><text:span text:style-name="T1574"> </text:span><text:span text:style-name="T1575">Western</text:span><text:span text:style-name="T1576"> </text:span><text:span text:style-name="T1577">Music</text:span><text:span text:style-name="T1578"> </text:span><text:span text:style-name="T1579">History</text:span>, ed. Thomas Christensen (Cambridge: Cambridge University Press, 2002), 407–55.</text:p></text:note-body></text:note>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580">catabasis</text:span> as they descend in a leaping melodic sequence.</text:p>
      <text:p text:style-name="Text_20_body">When the rest of Chorus I joins in for the responsión, their repeated dotted rhythm suggests vivacious laughter and comic offbeat sobs on <text:span text:style-name="T1581">sollozos</text:span> (<text:span text:style-name="Source_Text">[ref:music:Padilla-Sordo-responsion]</text:span>).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text:span text:style-name="Source_Text">[float:music:Padilla-Sordo-responsion]</text:span></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in actually ministering to deaf people.<text:note text:id="ftn79" text:note-class="footnote"><text:note-citation>80</text:note-citation><text:note-body><text:p text:style-name="Footnote">Juan Pablo Bonet, <text:span text:style-name="T1582">Reduction</text:span><text:span text:style-name="T1583"> </text:span><text:span text:style-name="T1584">de</text:span><text:span text:style-name="T1585"> </text:span><text:span text:style-name="T1586">las</text:span><text:span text:style-name="T1587"> </text:span><text:span text:style-name="T1588">letras</text:span><text:span text:style-name="T1589"> </text:span><text:span text:style-name="T1590">y</text:span><text:span text:style-name="T1591"> </text:span><text:span text:style-name="T1592">Arte</text:span><text:span text:style-name="T1593"> </text:span><text:span text:style-name="T1594">para</text:span><text:span text:style-name="T1595"> </text:span><text:span text:style-name="T1596">enseñar</text:span><text:span text:style-name="T1597"> </text:span><text:span text:style-name="T1598">a</text:span><text:span text:style-name="T1599"> </text:span><text:span text:style-name="T1600">ablar</text:span><text:span text:style-name="T1601"> </text:span><text:span text:style-name="T1602">a</text:span><text:span text:style-name="T1603"> </text:span><text:span text:style-name="T1604">los</text:span><text:span text:style-name="T1605"> </text:span><text:span text:style-name="T1606">mudos</text:span> (Madrid, 1620), cited and discussed in Susan Plann, <text:span text:style-name="T1607">A</text:span><text:span text:style-name="T1608"> </text:span><text:span text:style-name="T1609">Silent</text:span><text:span text:style-name="T1610"> </text:span><text:span text:style-name="T1611">Minority:</text:span><text:span text:style-name="T1612"> </text:span><text:span text:style-name="T1613">Deaf</text:span><text:span text:style-name="T1614"> </text:span><text:span text:style-name="T1615">Education</text:span><text:span text:style-name="T1616"> </text:span><text:span text:style-name="T1617">in</text:span><text:span text:style-name="T1618"> </text:span><text:span text:style-name="T1619">Spain,</text:span><text:span text:style-name="T1620"> </text:span><text:span text:style-name="T1621">1550–1835</text:span> (Berkeley, CA: University of California Press, 1997).</text:p></text:note-body></text:note> </text:p>
      <text:p text:style-name="Text_20_body">But the creators of <text:span text:style-name="T1622">villancicos</text:span><text:span text:style-name="T1623"> </text:span><text:span text:style-name="T1624">de</text:span><text:span text:style-name="T1625"> </text:span><text:span text:style-name="T1626">sordos</text:span>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dictionary, Sebastián de Covarrubias defines the <text:span text:style-name="T1627">sordo</text:span> as "he who does not hear," rather than he who is not <text:span text:style-name="T1628">able</text:span> to hear. He adds, "There is no worse kind of deaf man than the one who is unwilling to hear."<text:note text:id="ftn80" text:note-class="footnote"><text:note-citation>81</text:note-citation><text:note-body><text:p text:style-name="Footnote">Sebastián de Covarrubias Orozco, <text:span text:style-name="T1629">Tesoro</text:span><text:span text:style-name="T1630"> </text:span><text:span text:style-name="T1631">de</text:span><text:span text:style-name="T1632"> </text:span><text:span text:style-name="T1633">la</text:span><text:span text:style-name="T1634"> </text:span><text:span text:style-name="T1635">lengua</text:span><text:span text:style-name="T1636"> </text:span><text:span text:style-name="T1637">castellana,</text:span><text:span text:style-name="T1638"> </text:span><text:span text:style-name="T1639">o</text:span><text:span text:style-name="T1640"> </text:span><text:span text:style-name="T1641">española</text:span> (Madrid, 1611), s. v. <text:span text:style-name="T1642">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3" text:outline-level="3">Learning from the Deaf: Matías Ruíz (Madrid, 1671)</text:h>
      <text:p text:style-name="First_20_paragraph">The <text:span text:style-name="T1643">Villancico</text:span><text:span text:style-name="T1644"> </text:span><text:span text:style-name="T1645">de</text:span><text:span text:style-name="T1646"> </text:span><text:span text:style-name="T1647">los</text:span><text:span text:style-name="T1648"> </text:span><text:span text:style-name="T1649">sordos</text:span> by Matías Ruiz (E-E: Mús. 83-12) extends its parody to the catechist as well. Ruiz was chapelmaster at the Real Convento de la Encarnación in Madrid, and the poetry imprint survives from what must have been the first performance there at Christmas, 1671.<text:note text:id="ftn81" text:note-class="footnote"><text:note-citation>82</text:note-citation><text:note-body><text:p text:style-name="Footnote">“Villancicos Que Se Han de Cantar En El Real Convento de La Encarnación, La Noche de Navidad, Este Año de 1671” (Madrid, 1671).</text:p></text:note-body></text:note> Here the <text:span text:style-name="T1650">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 </text:p>
      <text:p text:style-name="Text_20_body">The piece begins with soloist and chorus gleefully crying "On with the deaf man!" rather like a bunch of high-school bullies, telling everyone to speak up so he can hear. When the catechist and the <text:span text:style-name="T1651">sordo</text:span> enter, Ruiz gives the two characters phrases that contrast melodically, harmonically, and rhythmically, to illustrate their inability to understand each other. The deaf man's musical speech is abrupt, uncouth, and loud, fitting with the friar's mockery of the deaf man's unmodulated voice (<text:span text:style-name="Source_Text">[ref:music:Ruiz-Sordos-dialogue]</text:span>). The deaf man bursts on the scene with a scale from the top of his register to the bottom (F<text:span text:style-name="T1652">4</text:span> to G<text:span text:style-name="T1653">3</text:span>). The descent across vocal <text:span text:style-name="T1654">passaggi</text:span> would encourage the singer to bawl the phrases in a coarse tone of voice. Ironically, a character with impaired sensation of sound is marked for the audience primarily by the kind of sounds he makes.</text:p>
      <text:p text:style-name="Text_20_body"><text:span text:style-name="Source_Text">[float:music:Ruiz-Sordos-dialogue]</text:span></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655">sordo</text:span>, he asks, how did God fulfill his word to the prophet-king David?What motivated Christ to become incarnate?<text:note text:id="ftn82" text:note-class="footnote"><text:note-citation>83</text:note-citation><text:note-body><text:p text:style-name="Footnote">See the next chapter for a discussion of such classic tropes of Christmas preaching in villancicos.</text:p></text:note-body></text:note></text:p>
      <text:p text:style-name="Text_20_body">But the deaf man mishears every statement: he mistakes <text:span text:style-name="T1656">sordo</text:span> for <text:span text:style-name="T1657">gordo</text:span> (chubby), and <text:span text:style-name="T1658">profeta</text:span> (prophet) as <text:span text:style-name="T1659">estafeta</text:span> (mailman).</text:p>
      <text:p text:style-name="Text_20_body">His supposed learning in the humanities leads only to confusion. When the friar lauds the <text:span text:style-name="T1660">bailes</text:span> (dances) of Christmas, and says <text:span text:style-name="T1661">el</text:span><text:span text:style-name="T1662"> </text:span><text:span text:style-name="T1663">portal</text:span><text:span text:style-name="T1664"> </text:span><text:span text:style-name="T1665">es</text:span><text:span text:style-name="T1666"> </text:span><text:span text:style-name="T1667">nuestro</text:span><text:span text:style-name="T1668"> </text:span><text:span text:style-name="T1669">alivio</text:span> (the stable is our remedy), the deaf man thinks he is citing <text:span text:style-name="T1670">Tito</text:span><text:span text:style-name="T1671"> </text:span><text:span text:style-name="T1672">Libio</text:span>. The humanist is puzzled: he has read the Classical historian Livy, he says, but Livy doesn't say anything about <text:span text:style-name="T1673">frailes</text:span> (friars).</text:p>
      <text:p text:style-name="Text_20_body">Hearing that the child Jesus is shivering with cold, the deaf man suggests he drink hot chocolate. The friar reassures him that "the Queen"---the Virgin Mary---is keeping the child bundled, such that he glows with warmth (<text:span text:style-name="T1674">arde</text:span>). The deaf man now seems to feel that at last he has figured out what they are talking about, and sums up with satisfaction, <text:span text:style-name="T1675">Esta</text:span><text:span text:style-name="T1676"> </text:span><text:span text:style-name="T1677">es,</text:span><text:span text:style-name="T1678"> </text:span><text:span text:style-name="T1679">por</text:span><text:span text:style-name="T1680"> </text:span><text:span text:style-name="T1681">la</text:span><text:span text:style-name="T1682"> </text:span><text:span text:style-name="T1683">mañana</text:span><text:span text:style-name="T1684"> </text:span><text:span text:style-name="T1685">y</text:span><text:span text:style-name="T1686"> </text:span><text:span text:style-name="T1687">tarde,</text:span><text:span text:style-name="T1688"> </text:span><text:span text:style-name="T1689">la</text:span><text:span text:style-name="T1690"> </text:span><text:span text:style-name="T1691">Reina</text:span><text:span text:style-name="T1692"> </text:span><text:span text:style-name="T1693">de</text:span><text:span text:style-name="T1694"> </text:span><text:span text:style-name="T1695">las</text:span><text:span text:style-name="T1696"> </text:span><text:span text:style-name="T1697">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3" text:note-class="footnote"><text:note-citation>84</text:note-citation><text:note-body><text:p text:style-name="Footnote">Desiderius Erasmus, <text:span text:style-name="T1698">The</text:span><text:span text:style-name="T1699"> </text:span><text:span text:style-name="T1700">Essential</text:span><text:span text:style-name="T1701"> </text:span><text:span text:style-name="T1702">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703">Villancico</text:span><text:span text:style-name="T1704"> </text:span><text:span text:style-name="T1705">de</text:span><text:span text:style-name="T1706"> </text:span><text:span text:style-name="T1707">los</text:span><text:span text:style-name="T1708"> </text:span><text:span text:style-name="T1709">sordos</text:span>, like the other pieces we have discussed, exalts hearing music as a means to faith---one which the deaf cannot understand. This is because the word <text:span text:style-name="T1710">son</text:span> in the epigrammatic conclusion of the estribillo could mean not only sound but was also a term for a type of dance or song, according to the 1610 dictionary of Covarrubias. The villancico is built on a distinctive harmonic and rhythmic pattern of alternating ternary and sesquialtera groupings, which are especially clear on the phrase <text:span text:style-name="T1711">los</text:span><text:span text:style-name="T1712"> </text:span><text:span text:style-name="T1713">que</text:span><text:span text:style-name="T1714"> </text:span><text:span text:style-name="T1715">no</text:span><text:span text:style-name="T1716"> </text:span><text:span text:style-name="T1717">escuchan</text:span><text:span text:style-name="T1718"> </text:span><text:span text:style-name="T1719">ni</text:span><text:span text:style-name="T1720"> </text:span><text:span text:style-name="T1721">entienden</text:span><text:span text:style-name="T1722"> </text:span><text:span text:style-name="T1723">el</text:span><text:span text:style-name="T1724"> </text:span><text:span text:style-name="T1725">son</text:span> (<text:span text:style-name="Source_Text">[ref:music:Ruiz-Sordos-son]</text:span>). This pattern bears a close resemblance to dance forms known as <text:span text:style-name="T1726">son</text:span> today ---most obviously, to the Mexican <text:span text:style-name="T1727">huarache</text:span> familiar from the song "America" in Leonard Bernstein's <text:span text:style-name="T1728">West</text:span><text:span text:style-name="T1729"> </text:span><text:span text:style-name="T1730">Side</text:span><text:span text:style-name="T1731"> </text:span><text:span text:style-name="T1732">Story</text:span>.<text:note text:id="ftn84" text:note-class="footnote"><text:note-citation>85</text:note-citation><text:note-body><text:p text:style-name="Footnote"><text:span text:style-name="T1733">Grove</text:span><text:span text:style-name="T1734"> </text:span><text:span text:style-name="T1735">Music</text:span><text:span text:style-name="T1736"> </text:span><text:span text:style-name="T1737">Online</text:span>, s. v. <text:span text:style-name="T1738">huarache</text:span>.</text:p></text:note-body></text:note> Even if the reference to <text:span text:style-name="T1739">son</text:span> is not this specific, the music certainly evokes the feeling of a social dance whose circle the deaf man is unable to join fully.</text:p>
      <text:p text:style-name="Text_20_body"><text:span text:style-name="Source_Text">[float:music:Ruiz-Sordos-son]</text:span></text:p>
      <text:p text:style-name="Text_20_body">The creators of villancicos of the deaf could certainly have imagined that this music was contributing to the goal of spiritual ear training. There may be a higher theological point here about spiritual deafness, but both <text:span text:style-name="T1740">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he margins of society is, through musical representation, welcomed to Christ's manger, but the way he is represented actually emphasizes his exclusion from the community.<text:note text:id="ftn85" text:note-class="footnote"><text:note-citation>86</text:note-citation><text:note-body><text:p text:style-name="Footnote">Geoffrey Baker, “The ‘Ethnic Villancico’ and Racial Politics in 17th-Century Mexico,” in <text:span text:style-name="T1741">Devotional</text:span><text:span text:style-name="T1742"> </text:span><text:span text:style-name="T1743">Music</text:span><text:span text:style-name="T1744"> </text:span><text:span text:style-name="T1745">in</text:span><text:span text:style-name="T1746"> </text:span><text:span text:style-name="T1747">the</text:span><text:span text:style-name="T1748"> </text:span><text:span text:style-name="T1749">Iberian</text:span><text:span text:style-name="T1750"> </text:span><text:span text:style-name="T1751">World,</text:span><text:span text:style-name="T1752"> </text:span><text:span text:style-name="T1753">1450–1800:</text:span><text:span text:style-name="T1754"> </text:span><text:span text:style-name="T1755">The</text:span><text:span text:style-name="T1756"> </text:span><text:span text:style-name="T1757">Villancico</text:span><text:span text:style-name="T1758"> </text:span><text:span text:style-name="T1759">and</text:span><text:span text:style-name="T1760"> </text:span><text:span text:style-name="T1761">Related</text:span><text:span text:style-name="T1762"> </text:span><text:span text:style-name="T1763">Genres</text:span>, ed. Tess Knighton and Álvaro Torrente (Aldershot, UK: Ashgate, 2007), 399–408; Geoffrey Baker, “Latin American Baroque: Performance as a Post-Colonial Act?” <text:span text:style-name="T1764">Early</text:span><text:span text:style-name="T1765"> </text:span><text:span text:style-name="T1766">Music</text:span> 3, no. 36 (2008): 441–48; Andrew A. Cashner, “Rhythm as Representation of Society in an <text:span text:style-name="T1767">Ensaladilla</text:span> from Colonial Puebla, Mexico, 1652,” 2015.</text:p></text:note-body></text:note> At the same time they also demonstrate a surprising levity about the church and its incompetent teachers.</text:p>
      <text:h text:style-name="Heading_20_3" text:outline-level="3">Failures of Faithful Hearing</text:h>
      <text:p text:style-name="First_20_paragraph">Critiquing both the poor level of theological knowledge among the lay people, and the low quality of teaching among the clergy, were both characteristic Tridentine postures.<text:note text:id="ftn86" text:note-class="footnote"><text:note-citation>87</text:note-citation><text:note-body><text:p text:style-name="Footnote">Kamen, <text:span text:style-name="T1768">Early</text:span><text:span text:style-name="T1769"> </text:span><text:span text:style-name="T1770">Modern</text:span><text:span text:style-name="T1771"> </text:span><text:span text:style-name="T1772">European</text:span><text:span text:style-name="T1773"> </text:span><text:span text:style-name="T1774">Society</text:span>, 56--57.</text:p></text:note-body></text:note> Antonio de Azevedo describes real-life scenes of failed catechesis:</text:p>
      <text:p text:style-name="P11">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775">bozales</text:span>] in the matters of faith, that if you would ask them, how many are the persons of the Holy Trinity, some would say that they are seven, and others, fifteen; and others say about twenty---of this I am a good witness.</text:p>
      <text:p text:style-name="P11">And a principal friar of my order, I've heard that once he was asking a woman how many [persons in the Trinity] there were, and she said, "Fifteen." And he said, "<text:span text:style-name="T1776">Ay</text:span>, is that really your answer?" And then she wanted to correct herself, and she said, "<text:span text:style-name="T1777">Ay</text:span><text:span text:style-name="T1778"> </text:span><text:span text:style-name="T1779">Señor</text:span>, I think I was wrong---I'll say there are five hundred." [Azevedo,<text:note text:id="ftn87" text:note-class="footnote"><text:note-citation>88</text:note-citation><text:note-body><text:p text:style-name="Footnote"><text:span text:style-name="T1780">Catecismo</text:span>.</text:p></text:note-body></text:note>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12">It is a shame to see the ignorance that there is in many, in things of such importance [. . .]. Because even though the religious orders and those who preach do declare the gospel, they do not explain the ABCs [<text:span text:style-name="T1781">b,</text:span><text:span text:style-name="T1782"> </text:span><text:span text:style-name="T1783">a,</text:span><text:span text:style-name="T1784"> </text:span><text:span text:style-name="T1785">ba</text:span>] of Christianity; they do not want to deal with giving milk because this is the task of mothers, those lordly Curates or Orators, who are responsible for this task, and what I have described is their fault. [ibid.<text:note text:id="ftn88" text:note-class="footnote"><text:note-citation>89</text:note-citation><text:note-body><text:p text:style-name="Footnote"/></text:note-body></text:note>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
      <text:p text:style-name="First_20_paragraph">The friars of Padilla's and Ruiz's villancicos seem to fit with Azevedo's description of "lordly orators" who delight in lofty language, rather than motherly teachers who spell out the 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786">b,</text:span><text:span text:style-name="T1787"> </text:span><text:span text:style-name="T1788">a,</text:span><text:span text:style-name="T1789"> </text:span><text:span text:style-name="T1790">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2" text:outline-level="2">"Make a Hedge around Your Ears"</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text:span text:style-name="Source_Text">[ref:figure:Covarrubias-Emblemas-202-ears-thorns]</text:span>). It shows two fragile-looking human ears, protected from the buffeting four winds by a crown of thorns. Its Latin motto is taken from Ecclesiasticus 28:28, "Make a hedge around your ears with thorns."<text:note text:id="ftn89" text:note-class="footnote"><text:note-citation>90</text:note-citation><text:note-body><text:p text:style-name="Footnote">Sebastián de Covarrubias Orozco, <text:span text:style-name="T1791">Emblemas</text:span><text:span text:style-name="T1792"> </text:span><text:span text:style-name="T1793">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0" text:note-class="footnote"><text:note-citation>91</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1" text:note-class="footnote"><text:note-citation>92</text:note-citation><text:note-body><text:p text:style-name="Footnote">Ibid., 202: "En esta vida, que es vna milica,/ Si asegurar quisieres tu persona,/ Amparate de Christo, y su corona.".</text:p></text:note-body></text:note></text:p>
      <text:p text:style-name="Text_20_body"><text:span text:style-name="Source_Text">[float:figure:Covarrubias-Emblemas-202-ears-thorns]</text:span></text:p>
      <text:p text:style-name="Text_20_body">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office:meta>
</office:document-meta>
</file>